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4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 style:data-style-name="N103"/>
  </office:automatic-styles>
  <office:body>
    <office:spreadsheet>
      <table:table table:name="ANSWER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Ch. 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B, C, D</text:p>
          </table:table-cell>
          <table:table-cell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A, B, D</text:p>
          </table:table-cell>
          <table:table-cell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3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18]+1"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9]+1"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0]+1" office:value-type="float" office:value="4">
            <text:p>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1]+1" office:value-type="float" office:value="5">
            <text:p>5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2]+1"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3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4]+1" office:value-type="float" office:value="8">
            <text:p>8</text:p>
          </table:table-cell>
          <table:table-cell office:value-type="string">
            <text:p>C, D</text:p>
          </table:table-cell>
          <table:table-cell/>
        </table:table-row>
        <table:table-row table:style-name="ro1">
          <table:table-cell table:formula="of:=[.A25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6]+1" office:value-type="float" office:value="10">
            <text:p>1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7]+1"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8]+1" office:value-type="float" office:value="12">
            <text:p>12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9]+1" office:value-type="float" office:value="13">
            <text:p>1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30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31]+1" office:value-type="float" office:value="15">
            <text:p>1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4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35]+1" office:value-type="float" office:value="2">
            <text:p>2</text:p>
          </table:table-cell>
          <table:table-cell office:value-type="string">
            <text:p>B, C</text:p>
          </table:table-cell>
          <table:table-cell/>
        </table:table-row>
        <table:table-row table:style-name="ro1">
          <table:table-cell table:formula="of:=[.A36]+1"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37]+1" office:value-type="float" office:value="4">
            <text:p>4</text:p>
          </table:table-cell>
          <table:table-cell office:value-type="string">
            <text:p>B, C</text:p>
          </table:table-cell>
          <table:table-cell/>
        </table:table-row>
        <table:table-row table:style-name="ro1">
          <table:table-cell table:formula="of:=[.A38]+1" office:value-type="float" office:value="5">
            <text:p>5</text:p>
          </table:table-cell>
          <table:table-cell office:value-type="string">
            <text:p>A, B, C</text:p>
          </table:table-cell>
          <table:table-cell/>
        </table:table-row>
        <table:table-row table:style-name="ro1">
          <table:table-cell table:formula="of:=[.A39]+1" office:value-type="float" office:value="6">
            <text:p>6</text:p>
          </table:table-cell>
          <table:table-cell office:value-type="string">
            <text:p>A, D</text:p>
          </table:table-cell>
          <table:table-cell/>
        </table:table-row>
        <table:table-row table:style-name="ro1">
          <table:table-cell table:formula="of:=[.A40]+1" office:value-type="float" office:value="7">
            <text:p>7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41]+1" office:value-type="float" office:value="8">
            <text:p>8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42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43]+1" office:value-type="float" office:value="10">
            <text:p>10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44]+1" office:value-type="float" office:value="11">
            <text:p>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45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46]+1" office:value-type="float" office:value="13">
            <text:p>1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47]+1" office:value-type="float" office:value="14">
            <text:p>1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48]+1" office:value-type="float" office:value="15">
            <text:p>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5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52]+1" office:value-type="float" office:value="2">
            <text:p>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53]+1"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54]+1" office:value-type="float" office:value="4">
            <text:p>4</text:p>
          </table:table-cell>
          <table:table-cell office:value-type="string">
            <text:p>C, D</text:p>
          </table:table-cell>
          <table:table-cell/>
        </table:table-row>
        <table:table-row table:style-name="ro1">
          <table:table-cell table:formula="of:=[.A55]+1" office:value-type="float" office:value="5">
            <text:p>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56]+1" office:value-type="float" office:value="6">
            <text:p>6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57]+1" office:value-type="float" office:value="7">
            <text:p>7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58]+1" office:value-type="float" office:value="8">
            <text:p>8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59]+1" office:value-type="float" office:value="9">
            <text:p>9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60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61]+1"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62]+1" office:value-type="float" office:value="12">
            <text:p>12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63]+1" office:value-type="float" office:value="13">
            <text:p>1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64]+1" office:value-type="float" office:value="14">
            <text:p>1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65]+1" office:value-type="float" office:value="15">
            <text:p>1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6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69]+1" office:value-type="float" office:value="2">
            <text:p>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70]+1" office:value-type="float" office:value="3">
            <text:p>3</text:p>
          </table:table-cell>
          <table:table-cell office:value-type="string">
            <text:p>A, C, D</text:p>
          </table:table-cell>
          <table:table-cell/>
        </table:table-row>
        <table:table-row table:style-name="ro1">
          <table:table-cell table:formula="of:=[.A71]+1" office:value-type="float" office:value="4">
            <text:p>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72]+1" office:value-type="float" office:value="5">
            <text:p>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73]+1"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74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75]+1"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76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77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78]+1" office:value-type="float" office:value="11">
            <text:p>1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79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80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81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82]+1" office:value-type="float" office:value="15">
            <text:p>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7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, B</text:p>
          </table:table-cell>
          <table:table-cell/>
        </table:table-row>
        <table:table-row table:style-name="ro1">
          <table:table-cell table:formula="of:=[.A86]+1"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87]+1" office:value-type="float" office:value="3">
            <text:p>3</text:p>
          </table:table-cell>
          <table:table-cell office:value-type="string">
            <text:p>A, B</text:p>
          </table:table-cell>
          <table:table-cell/>
        </table:table-row>
        <table:table-row table:style-name="ro1">
          <table:table-cell table:formula="of:=[.A88]+1"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89]+1" office:value-type="float" office:value="5">
            <text:p>5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90]+1"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91]+1" office:value-type="float" office:value="7">
            <text:p>7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92]+1" office:value-type="float" office:value="8">
            <text:p>8</text:p>
          </table:table-cell>
          <table:table-cell office:value-type="string">
            <text:p>A, B, C, D</text:p>
          </table:table-cell>
          <table:table-cell office:value-type="string">
            <text:p>CHECK ERRATA</text:p>
          </table:table-cell>
        </table:table-row>
        <table:table-row table:style-name="ro1">
          <table:table-cell table:formula="of:=[.A93]+1" office:value-type="float" office:value="9">
            <text:p>9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94]+1" office:value-type="float" office:value="10">
            <text:p>1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95]+1"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96]+1" office:value-type="float" office:value="12">
            <text:p>12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97]+1" office:value-type="float" office:value="13">
            <text:p>13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98]+1" office:value-type="float" office:value="14">
            <text:p>1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99]+1" office:value-type="float" office:value="15">
            <text:p>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8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103]+1" office:value-type="float" office:value="2">
            <text:p>2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104]+1"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05]+1" office:value-type="float" office:value="4">
            <text:p>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06]+1" office:value-type="float" office:value="5">
            <text:p>5</text:p>
          </table:table-cell>
          <table:table-cell office:value-type="string">
            <text:p>A, D</text:p>
          </table:table-cell>
          <table:table-cell/>
        </table:table-row>
        <table:table-row table:style-name="ro1">
          <table:table-cell table:formula="of:=[.A107]+1" office:value-type="float" office:value="6">
            <text:p>6</text:p>
          </table:table-cell>
          <table:table-cell office:value-type="string">
            <text:p>C, D</text:p>
          </table:table-cell>
          <table:table-cell/>
        </table:table-row>
        <table:table-row table:style-name="ro1">
          <table:table-cell table:formula="of:=[.A108]+1" office:value-type="float" office:value="7">
            <text:p>7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109]+1" office:value-type="float" office:value="8">
            <text:p>8</text:p>
          </table:table-cell>
          <table:table-cell office:value-type="string">
            <text:p>B, C</text:p>
          </table:table-cell>
          <table:table-cell/>
        </table:table-row>
        <table:table-row table:style-name="ro1">
          <table:table-cell table:formula="of:=[.A110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11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12]+1" office:value-type="float" office:value="11">
            <text:p>11</text:p>
          </table:table-cell>
          <table:table-cell office:value-type="string">
            <text:p>B, C</text:p>
          </table:table-cell>
          <table:table-cell/>
        </table:table-row>
        <table:table-row table:style-name="ro1">
          <table:table-cell table:formula="of:=[.A113]+1" office:value-type="float" office:value="12">
            <text:p>12</text:p>
          </table:table-cell>
          <table:table-cell office:value-type="string">
            <text:p>A, C, D</text:p>
          </table:table-cell>
          <table:table-cell/>
        </table:table-row>
        <table:table-row table:style-name="ro1">
          <table:table-cell table:formula="of:=[.A114]+1" office:value-type="float" office:value="13">
            <text:p>1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15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16]+1" office:value-type="float" office:value="15">
            <text:p>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9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20]+1"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21]+1" office:value-type="float" office:value="3">
            <text:p>3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122]+1"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23]+1" office:value-type="float" office:value="5">
            <text:p>5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124]+1" office:value-type="float" office:value="6">
            <text:p>6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25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26]+1" office:value-type="float" office:value="8">
            <text:p>8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27]+1" office:value-type="float" office:value="9">
            <text:p>9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128]+1" office:value-type="float" office:value="10">
            <text:p>10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29]+1" office:value-type="float" office:value="11">
            <text:p>11</text:p>
          </table:table-cell>
          <table:table-cell office:value-type="string">
            <text:p>A, B, C</text:p>
          </table:table-cell>
          <table:table-cell/>
        </table:table-row>
        <table:table-row table:style-name="ro1">
          <table:table-cell table:formula="of:=[.A130]+1" office:value-type="float" office:value="12">
            <text:p>1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31]+1" office:value-type="float" office:value="13">
            <text:p>1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32]+1" office:value-type="float" office:value="14">
            <text:p>1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33]+1" office:value-type="float" office:value="15">
            <text:p>15</text:p>
          </table:table-cell>
          <table:table-cell office:value-type="string">
            <text:p>A, B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0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37]+1" office:value-type="float" office:value="2">
            <text:p>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38]+1" office:value-type="float" office:value="3">
            <text:p>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39]+1" office:value-type="float" office:value="4">
            <text:p>4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40]+1"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41]+1" office:value-type="float" office:value="6">
            <text:p>6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42]+1" office:value-type="float" office:value="7">
            <text:p>7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43]+1"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44]+1" office:value-type="float" office:value="9">
            <text:p>9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45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46]+1" office:value-type="float" office:value="11">
            <text:p>1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47]+1" office:value-type="float" office:value="12">
            <text:p>1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48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49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50]+1" office:value-type="float" office:value="15">
            <text:p>1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1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, B</text:p>
          </table:table-cell>
          <table:table-cell/>
        </table:table-row>
        <table:table-row table:style-name="ro1">
          <table:table-cell table:formula="of:=[.A154]+1" office:value-type="float" office:value="2">
            <text:p>2</text:p>
          </table:table-cell>
          <table:table-cell office:value-type="string">
            <text:p>B, C</text:p>
          </table:table-cell>
          <table:table-cell/>
        </table:table-row>
        <table:table-row table:style-name="ro1">
          <table:table-cell table:formula="of:=[.A155]+1"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56]+1"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57]+1"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58]+1" office:value-type="float" office:value="6">
            <text:p>6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59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60]+1"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61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62]+1" office:value-type="float" office:value="10">
            <text:p>1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63]+1"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64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65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66]+1" office:value-type="float" office:value="14">
            <text:p>14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67]+1" office:value-type="float" office:value="15">
            <text:p>15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2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71]+1" office:value-type="float" office:value="2">
            <text:p>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72]+1"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73]+1" office:value-type="float" office:value="4">
            <text:p>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74]+1"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75]+1" office:value-type="float" office:value="6">
            <text:p>6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76]+1" office:value-type="float" office:value="7">
            <text:p>7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77]+1" office:value-type="float" office:value="8">
            <text:p>8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78]+1" office:value-type="float" office:value="9">
            <text:p>9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79]+1" office:value-type="float" office:value="10">
            <text:p>1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80]+1" office:value-type="float" office:value="11">
            <text:p>1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81]+1" office:value-type="float" office:value="12">
            <text:p>12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182]+1" office:value-type="float" office:value="13">
            <text:p>13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183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84]+1" office:value-type="float" office:value="15">
            <text:p>15</text:p>
          </table:table-cell>
          <table:table-cell office:value-type="string">
            <text:p>C, D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3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88]+1" office:value-type="float" office:value="2">
            <text:p>2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189]+1"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90]+1" office:value-type="float" office:value="4">
            <text:p>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91]+1"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92]+1" office:value-type="float" office:value="6">
            <text:p>6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193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94]+1"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95]+1" office:value-type="float" office:value="9">
            <text:p>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196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97]+1" office:value-type="float" office:value="11">
            <text:p>1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198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199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00]+1" office:value-type="float" office:value="14">
            <text:p>1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01]+1" office:value-type="float" office:value="15">
            <text:p>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4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05]+1" office:value-type="float" office:value="2">
            <text:p>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06]+1" office:value-type="float" office:value="3">
            <text:p>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07]+1"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08]+1" office:value-type="float" office:value="5">
            <text:p>5</text:p>
          </table:table-cell>
          <table:table-cell office:value-type="string">
            <text:p>B, D</text:p>
          </table:table-cell>
          <table:table-cell/>
        </table:table-row>
        <table:table-row table:style-name="ro1">
          <table:table-cell table:formula="of:=[.A209]+1" office:value-type="float" office:value="6">
            <text:p>6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10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11]+1"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12]+1" office:value-type="float" office:value="9">
            <text:p>9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13]+1" office:value-type="float" office:value="10">
            <text:p>10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14]+1" office:value-type="float" office:value="11">
            <text:p>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15]+1" office:value-type="float" office:value="12">
            <text:p>12</text:p>
          </table:table-cell>
          <table:table-cell office:value-type="string">
            <text:p>A, B, C, D</text:p>
          </table:table-cell>
          <table:table-cell/>
        </table:table-row>
        <table:table-row table:style-name="ro1">
          <table:table-cell table:formula="of:=[.A216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17]+1" office:value-type="float" office:value="14">
            <text:p>1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18]+1" office:value-type="float" office:value="15">
            <text:p>1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5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22]+1" office:value-type="float" office:value="2">
            <text:p>2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23]+1" office:value-type="float" office:value="3">
            <text:p>3</text:p>
          </table:table-cell>
          <table:table-cell office:value-type="string">
            <text:p>A, B</text:p>
          </table:table-cell>
          <table:table-cell/>
        </table:table-row>
        <table:table-row table:style-name="ro1">
          <table:table-cell table:formula="of:=[.A224]+1" office:value-type="float" office:value="4">
            <text:p>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25]+1"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26]+1"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27]+1"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28]+1" office:value-type="float" office:value="8">
            <text:p>8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29]+1" office:value-type="float" office:value="9">
            <text:p>9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30]+1" office:value-type="float" office:value="10">
            <text:p>10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31]+1" office:value-type="float" office:value="11">
            <text:p>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32]+1" office:value-type="float" office:value="12">
            <text:p>1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33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34]+1" office:value-type="float" office:value="14">
            <text:p>14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35]+1" office:value-type="float" office:value="15">
            <text:p>15</text:p>
          </table:table-cell>
          <table:table-cell office:value-type="string">
            <text:p>A, D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6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39]+1" office:value-type="float" office:value="2">
            <text:p>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40]+1" office:value-type="float" office:value="3">
            <text:p>3</text:p>
          </table:table-cell>
          <table:table-cell office:value-type="string">
            <text:p>A, B, C, D</text:p>
          </table:table-cell>
          <table:table-cell/>
        </table:table-row>
        <table:table-row table:style-name="ro1">
          <table:table-cell table:formula="of:=[.A241]+1"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42]+1" office:value-type="float" office:value="5">
            <text:p>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43]+1"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44]+1" office:value-type="float" office:value="7">
            <text:p>7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45]+1" office:value-type="float" office:value="8">
            <text:p>8</text:p>
          </table:table-cell>
          <table:table-cell office:value-type="string">
            <text:p>A, C</text:p>
          </table:table-cell>
          <table:table-cell/>
        </table:table-row>
        <table:table-row table:style-name="ro1">
          <table:table-cell table:formula="of:=[.A246]+1" office:value-type="float" office:value="9">
            <text:p>9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47]+1" office:value-type="float" office:value="10">
            <text:p>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48]+1" office:value-type="float" office:value="11">
            <text:p>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49]+1" office:value-type="float" office:value="12">
            <text:p>12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50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51]+1" office:value-type="float" office:value="14">
            <text:p>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52]+1" office:value-type="float" office:value="15">
            <text:p>1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7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56]+1" office:value-type="float" office:value="2">
            <text:p>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57]+1" office:value-type="float" office:value="3">
            <text:p>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58]+1" office:value-type="float" office:value="4">
            <text:p>4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59]+1" office:value-type="float" office:value="5">
            <text:p>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0]+1" office:value-type="float" office:value="6">
            <text:p>6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61]+1" office:value-type="float" office:value="7">
            <text:p>7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62]+1" office:value-type="float" office:value="8">
            <text:p>8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3]+1" office:value-type="float" office:value="9">
            <text:p>9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4]+1" office:value-type="float" office:value="10">
            <text:p>1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5]+1" office:value-type="float" office:value="11">
            <text:p>11</text:p>
          </table:table-cell>
          <table:table-cell office:value-type="string">
            <text:p>A, D</text:p>
          </table:table-cell>
          <table:table-cell/>
        </table:table-row>
        <table:table-row table:style-name="ro1">
          <table:table-cell table:formula="of:=[.A266]+1" office:value-type="float" office:value="12">
            <text:p>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67]+1" office:value-type="float" office:value="13">
            <text:p>1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8]+1" office:value-type="float" office:value="14">
            <text:p>1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69]+1" office:value-type="float" office:value="15">
            <text:p>15</text:p>
          </table:table-cell>
          <table:table-cell office:value-type="string">
            <text:p>B, C, D</text:p>
          </table:table-cell>
          <table:table-cell/>
        </table:table-row>
        <table:table-row table:style-name="ro1">
          <table:table-cell table:number-columns-repeated="2"/>
          <table:table-cell/>
        </table:table-row>
        <table:table-row table:style-name="ro1">
          <table:table-cell office:value-type="string">
            <text:p>CH. 18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73]+1" office:value-type="float" office:value="2">
            <text:p>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74]+1"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75]+1" office:value-type="float" office:value="4">
            <text:p>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76]+1" office:value-type="float" office:value="5">
            <text:p>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77]+1" office:value-type="float" office:value="6">
            <text:p>6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78]+1" office:value-type="float" office:value="7">
            <text:p>7</text:p>
          </table:table-cell>
          <table:table-cell office:value-type="string">
            <text:p>A, B, D</text:p>
          </table:table-cell>
          <table:table-cell/>
        </table:table-row>
        <table:table-row table:style-name="ro1">
          <table:table-cell table:formula="of:=[.A279]+1" office:value-type="float" office:value="8">
            <text:p>8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80]+1" office:value-type="float" office:value="9">
            <text:p>9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formula="of:=[.A281]+1" office:value-type="float" office:value="10">
            <text:p>10</text:p>
          </table:table-cell>
          <table:table-cell office:value-type="string">
            <text:p>A, B, C</text:p>
          </table:table-cell>
          <table:table-cell/>
        </table:table-row>
        <table:table-row table:style-name="ro1">
          <table:table-cell table:formula="of:=[.A282]+1" office:value-type="float" office:value="11">
            <text:p>1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formula="of:=[.A283]+1" office:value-type="float" office:value="12">
            <text:p>1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84]+1" office:value-type="float" office:value="13">
            <text:p>1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formula="of:=[.A285]+1" office:value-type="float" office:value="14">
            <text:p>14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f:=[.A286]+1" office:value-type="float" office:value="15">
            <text:p>15</text:p>
          </table:table-cell>
          <table:table-cell office:value-type="string">
            <text:p>B</text:p>
          </table:table-cell>
          <table:table-cell/>
        </table:table-row>
        <table:table-row table:style-name="ro1" table:number-rows-repeated="27">
          <table:table-cell table:number-columns-repeated="3"/>
        </table:table-row>
        <table:table-row table:style-name="ro1">
          <table:table-cell/>
          <table:table-cell table:formula="of:=15*16+14" office:value-type="float" office:value="254">
            <text:p>254</text:p>
          </table:table-cell>
          <table:table-cell/>
        </table:table-row>
        <table:table-row table:style-name="ro1" table:number-rows-repeated="10482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row table:style-name="ro2">
          <table:table-cell table:style-name="Default" table:formula="of:=IF([ANSWERS.A1]=&quot;&quot;;&quot;&quot;;[ANSWERS.A1])" office:value-type="string" office:string-value="Ch. 2">
            <text:p>Ch. 2</text:p>
          </table:table-cell>
          <table:table-cell office:value-type="string">
            <text:p>Answer</text:p>
          </table:table-cell>
          <table:table-cell office:value-type="string">
            <text:p>OK/KO</text:p>
          </table:table-cell>
          <table:table-cell/>
        </table:table-row>
        <table:table-row table:style-name="ro1">
          <table:table-cell table:style-name="Default" table:formula="of:=IF([ANSWERS.A2]=&quot;&quot;;&quot;&quot;;[ANSWERS.A2])" office:value-type="float" office:value="1">
            <text:p>1</text:p>
          </table:table-cell>
          <table:table-cell office:value-type="string">
            <text:p>A</text:p>
          </table:table-cell>
          <table:table-cell table:formula="of:=IF([ANSWERS.B2]=&quot;&quot;;&quot;&quot;;IF([ANSWERS.B2]=[.B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]=&quot;&quot;;&quot;&quot;;[ANSWERS.A3])" office:value-type="float" office:value="2">
            <text:p>2</text:p>
          </table:table-cell>
          <table:table-cell office:value-type="string">
            <text:p>A, C</text:p>
          </table:table-cell>
          <table:table-cell table:formula="of:=IF([ANSWERS.B3]=&quot;&quot;;&quot;&quot;;IF([ANSWERS.B3]=[.B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]=&quot;&quot;;&quot;&quot;;[ANSWERS.A4])" office:value-type="float" office:value="3">
            <text:p>3</text:p>
          </table:table-cell>
          <table:table-cell office:value-type="string">
            <text:p>A</text:p>
          </table:table-cell>
          <table:table-cell table:formula="of:=IF([ANSWERS.B4]=&quot;&quot;;&quot;&quot;;IF([ANSWERS.B4]=[.B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]=&quot;&quot;;&quot;&quot;;[ANSWERS.A5])" office:value-type="float" office:value="4">
            <text:p>4</text:p>
          </table:table-cell>
          <table:table-cell office:value-type="string">
            <text:p>A, B, C, D</text:p>
          </table:table-cell>
          <table:table-cell table:formula="of:=IF([ANSWERS.B5]=&quot;&quot;;&quot;&quot;;IF([ANSWERS.B5]=[.B5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6]=&quot;&quot;;&quot;&quot;;[ANSWERS.A6])" office:value-type="float" office:value="5">
            <text:p>5</text:p>
          </table:table-cell>
          <table:table-cell office:value-type="string">
            <text:p>A, B, D</text:p>
          </table:table-cell>
          <table:table-cell table:formula="of:=IF([ANSWERS.B6]=&quot;&quot;;&quot;&quot;;IF([ANSWERS.B6]=[.B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]=&quot;&quot;;&quot;&quot;;[ANSWERS.A7])" office:value-type="float" office:value="6">
            <text:p>6</text:p>
          </table:table-cell>
          <table:table-cell office:value-type="string">
            <text:p>E</text:p>
          </table:table-cell>
          <table:table-cell table:formula="of:=IF([ANSWERS.B7]=&quot;&quot;;&quot;&quot;;IF([ANSWERS.B7]=[.B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]=&quot;&quot;;&quot;&quot;;[ANSWERS.A8])" office:value-type="float" office:value="7">
            <text:p>7</text:p>
          </table:table-cell>
          <table:table-cell office:value-type="string">
            <text:p>C</text:p>
          </table:table-cell>
          <table:table-cell table:formula="of:=IF([ANSWERS.B8]=&quot;&quot;;&quot;&quot;;IF([ANSWERS.B8]=[.B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]=&quot;&quot;;&quot;&quot;;[ANSWERS.A9])" office:value-type="float" office:value="8">
            <text:p>8</text:p>
          </table:table-cell>
          <table:table-cell office:value-type="string">
            <text:p>D</text:p>
          </table:table-cell>
          <table:table-cell table:formula="of:=IF([ANSWERS.B9]=&quot;&quot;;&quot;&quot;;IF([ANSWERS.B9]=[.B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]=&quot;&quot;;&quot;&quot;;[ANSWERS.A10])" office:value-type="float" office:value="9">
            <text:p>9</text:p>
          </table:table-cell>
          <table:table-cell office:value-type="string">
            <text:p>A</text:p>
          </table:table-cell>
          <table:table-cell table:formula="of:=IF([ANSWERS.B10]=&quot;&quot;;&quot;&quot;;IF([ANSWERS.B10]=[.B1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]=&quot;&quot;;&quot;&quot;;[ANSWERS.A11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11]=&quot;&quot;;&quot;&quot;;IF([ANSWERS.B11]=[.B1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]=&quot;&quot;;&quot;&quot;;[ANSWERS.A12])" office:value-type="float" office:value="11">
            <text:p>11</text:p>
          </table:table-cell>
          <table:table-cell office:value-type="string">
            <text:p>B</text:p>
          </table:table-cell>
          <table:table-cell table:formula="of:=IF([ANSWERS.B12]=&quot;&quot;;&quot;&quot;;IF([ANSWERS.B12]=[.B1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]=&quot;&quot;;&quot;&quot;;[ANSWERS.A13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13]=&quot;&quot;;&quot;&quot;;IF([ANSWERS.B13]=[.B1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]=&quot;&quot;;&quot;&quot;;[ANSWERS.A14])" office:value-type="float" office:value="13">
            <text:p>13</text:p>
          </table:table-cell>
          <table:table-cell office:value-type="string">
            <text:p>D</text:p>
          </table:table-cell>
          <table:table-cell table:formula="of:=IF([ANSWERS.B14]=&quot;&quot;;&quot;&quot;;IF([ANSWERS.B14]=[.B1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]=&quot;&quot;;&quot;&quot;;[ANSWERS.A15])" office:value-type="float" office:value="14">
            <text:p>14</text:p>
          </table:table-cell>
          <table:table-cell office:value-type="string">
            <text:p>A</text:p>
          </table:table-cell>
          <table:table-cell table:formula="of:=IF([ANSWERS.B15]=&quot;&quot;;&quot;&quot;;IF([ANSWERS.B15]=[.B1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]=&quot;&quot;;&quot;&quot;;[ANSWERS.A16])">
            <text:p/>
          </table:table-cell>
          <table:table-cell/>
          <table:table-cell table:formula="of:=IF([ANSWERS.B16]=&quot;&quot;;&quot;&quot;;IF([ANSWERS.B16]=[.B16];1;0))">
            <text:p/>
          </table:table-cell>
          <table:table-cell/>
        </table:table-row>
        <table:table-row table:style-name="ro1">
          <table:table-cell table:style-name="Default" table:formula="of:=IF([ANSWERS.A17]=&quot;&quot;;&quot;&quot;;[ANSWERS.A17])" office:value-type="string" office:string-value="CH. 3">
            <text:p>CH. 3</text:p>
          </table:table-cell>
          <table:table-cell/>
          <table:table-cell table:formula="of:=IF([ANSWERS.B17]=&quot;&quot;;&quot;&quot;;IF([ANSWERS.B17]=[.B17];1;0))">
            <text:p/>
          </table:table-cell>
          <table:table-cell/>
        </table:table-row>
        <table:table-row table:style-name="ro1">
          <table:table-cell table:style-name="Default" table:formula="of:=IF([ANSWERS.A18]=&quot;&quot;;&quot;&quot;;[ANSWERS.A18])" office:value-type="float" office:value="1">
            <text:p>1</text:p>
          </table:table-cell>
          <table:table-cell office:value-type="string">
            <text:p>A, C</text:p>
          </table:table-cell>
          <table:table-cell table:formula="of:=IF([ANSWERS.B18]=&quot;&quot;;&quot;&quot;;IF([ANSWERS.B18]=[.B1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]=&quot;&quot;;&quot;&quot;;[ANSWERS.A19])" office:value-type="float" office:value="2">
            <text:p>2</text:p>
          </table:table-cell>
          <table:table-cell office:value-type="string">
            <text:p>B</text:p>
          </table:table-cell>
          <table:table-cell table:formula="of:=IF([ANSWERS.B19]=&quot;&quot;;&quot;&quot;;IF([ANSWERS.B19]=[.B1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]=&quot;&quot;;&quot;&quot;;[ANSWERS.A20])" office:value-type="float" office:value="3">
            <text:p>3</text:p>
          </table:table-cell>
          <table:table-cell office:value-type="string">
            <text:p>B</text:p>
          </table:table-cell>
          <table:table-cell table:formula="of:=IF([ANSWERS.B20]=&quot;&quot;;&quot;&quot;;IF([ANSWERS.B20]=[.B2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]=&quot;&quot;;&quot;&quot;;[ANSWERS.A21])" office:value-type="float" office:value="4">
            <text:p>4</text:p>
          </table:table-cell>
          <table:table-cell office:value-type="string">
            <text:p>C</text:p>
          </table:table-cell>
          <table:table-cell table:formula="of:=IF([ANSWERS.B21]=&quot;&quot;;&quot;&quot;;IF([ANSWERS.B21]=[.B2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]=&quot;&quot;;&quot;&quot;;[ANSWERS.A22])" office:value-type="float" office:value="5">
            <text:p>5</text:p>
          </table:table-cell>
          <table:table-cell office:value-type="string">
            <text:p>D</text:p>
          </table:table-cell>
          <table:table-cell table:formula="of:=IF([ANSWERS.B22]=&quot;&quot;;&quot;&quot;;IF([ANSWERS.B22]=[.B2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]=&quot;&quot;;&quot;&quot;;[ANSWERS.A23])" office:value-type="float" office:value="6">
            <text:p>6</text:p>
          </table:table-cell>
          <table:table-cell office:value-type="string">
            <text:p>C</text:p>
          </table:table-cell>
          <table:table-cell table:formula="of:=IF([ANSWERS.B23]=&quot;&quot;;&quot;&quot;;IF([ANSWERS.B23]=[.B2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]=&quot;&quot;;&quot;&quot;;[ANSWERS.A24])" office:value-type="float" office:value="7">
            <text:p>7</text:p>
          </table:table-cell>
          <table:table-cell office:value-type="string">
            <text:p>A, B</text:p>
          </table:table-cell>
          <table:table-cell table:formula="of:=IF([ANSWERS.B24]=&quot;&quot;;&quot;&quot;;IF([ANSWERS.B24]=[.B24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25]=&quot;&quot;;&quot;&quot;;[ANSWERS.A25])" office:value-type="float" office:value="8">
            <text:p>8</text:p>
          </table:table-cell>
          <table:table-cell office:value-type="string">
            <text:p>C, D</text:p>
          </table:table-cell>
          <table:table-cell table:formula="of:=IF([ANSWERS.B25]=&quot;&quot;;&quot;&quot;;IF([ANSWERS.B25]=[.B2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]=&quot;&quot;;&quot;&quot;;[ANSWERS.A26])" office:value-type="float" office:value="9">
            <text:p>9</text:p>
          </table:table-cell>
          <table:table-cell office:value-type="string">
            <text:p>A</text:p>
          </table:table-cell>
          <table:table-cell table:formula="of:=IF([ANSWERS.B26]=&quot;&quot;;&quot;&quot;;IF([ANSWERS.B26]=[.B26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27]=&quot;&quot;;&quot;&quot;;[ANSWERS.A27])" office:value-type="float" office:value="10">
            <text:p>10</text:p>
          </table:table-cell>
          <table:table-cell office:value-type="string">
            <text:p>A</text:p>
          </table:table-cell>
          <table:table-cell table:formula="of:=IF([ANSWERS.B27]=&quot;&quot;;&quot;&quot;;IF([ANSWERS.B27]=[.B2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]=&quot;&quot;;&quot;&quot;;[ANSWERS.A28])" office:value-type="float" office:value="11">
            <text:p>11</text:p>
          </table:table-cell>
          <table:table-cell office:value-type="string">
            <text:p>C</text:p>
          </table:table-cell>
          <table:table-cell table:formula="of:=IF([ANSWERS.B28]=&quot;&quot;;&quot;&quot;;IF([ANSWERS.B28]=[.B2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9]=&quot;&quot;;&quot;&quot;;[ANSWERS.A29])" office:value-type="float" office:value="12">
            <text:p>12</text:p>
          </table:table-cell>
          <table:table-cell office:value-type="string">
            <text:p>D</text:p>
          </table:table-cell>
          <table:table-cell table:formula="of:=IF([ANSWERS.B29]=&quot;&quot;;&quot;&quot;;IF([ANSWERS.B29]=[.B2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0]=&quot;&quot;;&quot;&quot;;[ANSWERS.A30])" office:value-type="float" office:value="13">
            <text:p>13</text:p>
          </table:table-cell>
          <table:table-cell office:value-type="string">
            <text:p>B</text:p>
          </table:table-cell>
          <table:table-cell table:formula="of:=IF([ANSWERS.B30]=&quot;&quot;;&quot;&quot;;IF([ANSWERS.B30]=[.B3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1]=&quot;&quot;;&quot;&quot;;[ANSWERS.A31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31]=&quot;&quot;;&quot;&quot;;IF([ANSWERS.B31]=[.B3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2]=&quot;&quot;;&quot;&quot;;[ANSWERS.A32])" office:value-type="float" office:value="15">
            <text:p>15</text:p>
          </table:table-cell>
          <table:table-cell office:value-type="string">
            <text:p>C</text:p>
          </table:table-cell>
          <table:table-cell table:formula="of:=IF([ANSWERS.B32]=&quot;&quot;;&quot;&quot;;IF([ANSWERS.B32]=[.B3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3]=&quot;&quot;;&quot;&quot;;[ANSWERS.A33])">
            <text:p/>
          </table:table-cell>
          <table:table-cell/>
          <table:table-cell table:formula="of:=IF([ANSWERS.B33]=&quot;&quot;;&quot;&quot;;IF([ANSWERS.B33]=[.B33];1;0))">
            <text:p/>
          </table:table-cell>
          <table:table-cell/>
        </table:table-row>
        <table:table-row table:style-name="ro1">
          <table:table-cell table:style-name="Default" table:formula="of:=IF([ANSWERS.A34]=&quot;&quot;;&quot;&quot;;[ANSWERS.A34])" office:value-type="string" office:string-value="CH. 4">
            <text:p>CH. 4</text:p>
          </table:table-cell>
          <table:table-cell/>
          <table:table-cell table:formula="of:=IF([ANSWERS.B34]=&quot;&quot;;&quot;&quot;;IF([ANSWERS.B34]=[.B34];1;0))">
            <text:p/>
          </table:table-cell>
          <table:table-cell/>
        </table:table-row>
        <table:table-row table:style-name="ro1">
          <table:table-cell table:style-name="Default" table:formula="of:=IF([ANSWERS.A35]=&quot;&quot;;&quot;&quot;;[ANSWERS.A35])" office:value-type="float" office:value="1">
            <text:p>1</text:p>
          </table:table-cell>
          <table:table-cell office:value-type="string">
            <text:p>B</text:p>
          </table:table-cell>
          <table:table-cell table:formula="of:=IF([ANSWERS.B35]=&quot;&quot;;&quot;&quot;;IF([ANSWERS.B35]=[.B3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6]=&quot;&quot;;&quot;&quot;;[ANSWERS.A36])" office:value-type="float" office:value="2">
            <text:p>2</text:p>
          </table:table-cell>
          <table:table-cell office:value-type="string">
            <text:p>B, C</text:p>
          </table:table-cell>
          <table:table-cell table:formula="of:=IF([ANSWERS.B36]=&quot;&quot;;&quot;&quot;;IF([ANSWERS.B36]=[.B3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7]=&quot;&quot;;&quot;&quot;;[ANSWERS.A37])" office:value-type="float" office:value="3">
            <text:p>3</text:p>
          </table:table-cell>
          <table:table-cell office:value-type="string">
            <text:p>B, D</text:p>
          </table:table-cell>
          <table:table-cell table:formula="of:=IF([ANSWERS.B37]=&quot;&quot;;&quot;&quot;;IF([ANSWERS.B37]=[.B37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38]=&quot;&quot;;&quot;&quot;;[ANSWERS.A38])" office:value-type="float" office:value="4">
            <text:p>4</text:p>
          </table:table-cell>
          <table:table-cell office:value-type="string">
            <text:p>B, C</text:p>
          </table:table-cell>
          <table:table-cell table:formula="of:=IF([ANSWERS.B38]=&quot;&quot;;&quot;&quot;;IF([ANSWERS.B38]=[.B3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39]=&quot;&quot;;&quot;&quot;;[ANSWERS.A39])" office:value-type="float" office:value="5">
            <text:p>5</text:p>
          </table:table-cell>
          <table:table-cell office:value-type="string">
            <text:p>A, B, C</text:p>
          </table:table-cell>
          <table:table-cell table:formula="of:=IF([ANSWERS.B39]=&quot;&quot;;&quot;&quot;;IF([ANSWERS.B39]=[.B3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0]=&quot;&quot;;&quot;&quot;;[ANSWERS.A40])" office:value-type="float" office:value="6">
            <text:p>6</text:p>
          </table:table-cell>
          <table:table-cell office:value-type="string">
            <text:p>A, D</text:p>
          </table:table-cell>
          <table:table-cell table:formula="of:=IF([ANSWERS.B40]=&quot;&quot;;&quot;&quot;;IF([ANSWERS.B40]=[.B4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1]=&quot;&quot;;&quot;&quot;;[ANSWERS.A41])" office:value-type="float" office:value="7">
            <text:p>7</text:p>
          </table:table-cell>
          <table:table-cell office:value-type="string">
            <text:p>B</text:p>
          </table:table-cell>
          <table:table-cell table:formula="of:=IF([ANSWERS.B41]=&quot;&quot;;&quot;&quot;;IF([ANSWERS.B41]=[.B4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2]=&quot;&quot;;&quot;&quot;;[ANSWERS.A42])" office:value-type="float" office:value="8">
            <text:p>8</text:p>
          </table:table-cell>
          <table:table-cell office:value-type="string">
            <text:p>C</text:p>
          </table:table-cell>
          <table:table-cell table:formula="of:=IF([ANSWERS.B42]=&quot;&quot;;&quot;&quot;;IF([ANSWERS.B42]=[.B4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3]=&quot;&quot;;&quot;&quot;;[ANSWERS.A43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43]=&quot;&quot;;&quot;&quot;;IF([ANSWERS.B43]=[.B4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4]=&quot;&quot;;&quot;&quot;;[ANSWERS.A44])" office:value-type="float" office:value="10">
            <text:p>10</text:p>
          </table:table-cell>
          <table:table-cell office:value-type="string">
            <text:p>D</text:p>
          </table:table-cell>
          <table:table-cell table:formula="of:=IF([ANSWERS.B44]=&quot;&quot;;&quot;&quot;;IF([ANSWERS.B44]=[.B4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5]=&quot;&quot;;&quot;&quot;;[ANSWERS.A45])" office:value-type="float" office:value="11">
            <text:p>11</text:p>
          </table:table-cell>
          <table:table-cell office:value-type="string">
            <text:p>B</text:p>
          </table:table-cell>
          <table:table-cell table:formula="of:=IF([ANSWERS.B45]=&quot;&quot;;&quot;&quot;;IF([ANSWERS.B45]=[.B4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6]=&quot;&quot;;&quot;&quot;;[ANSWERS.A46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46]=&quot;&quot;;&quot;&quot;;IF([ANSWERS.B46]=[.B4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7]=&quot;&quot;;&quot;&quot;;[ANSWERS.A47])" office:value-type="float" office:value="13">
            <text:p>13</text:p>
          </table:table-cell>
          <table:table-cell office:value-type="string">
            <text:p>D</text:p>
          </table:table-cell>
          <table:table-cell table:formula="of:=IF([ANSWERS.B47]=&quot;&quot;;&quot;&quot;;IF([ANSWERS.B47]=[.B4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8]=&quot;&quot;;&quot;&quot;;[ANSWERS.A48])" office:value-type="float" office:value="14">
            <text:p>14</text:p>
          </table:table-cell>
          <table:table-cell office:value-type="string">
            <text:p>A</text:p>
          </table:table-cell>
          <table:table-cell table:formula="of:=IF([ANSWERS.B48]=&quot;&quot;;&quot;&quot;;IF([ANSWERS.B48]=[.B4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49]=&quot;&quot;;&quot;&quot;;[ANSWERS.A49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49]=&quot;&quot;;&quot;&quot;;IF([ANSWERS.B49]=[.B4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0]=&quot;&quot;;&quot;&quot;;[ANSWERS.A50])">
            <text:p/>
          </table:table-cell>
          <table:table-cell/>
          <table:table-cell table:formula="of:=IF([ANSWERS.B50]=&quot;&quot;;&quot;&quot;;IF([ANSWERS.B50]=[.B50];1;0))">
            <text:p/>
          </table:table-cell>
          <table:table-cell/>
        </table:table-row>
        <table:table-row table:style-name="ro1">
          <table:table-cell table:style-name="Default" table:formula="of:=IF([ANSWERS.A51]=&quot;&quot;;&quot;&quot;;[ANSWERS.A51])" office:value-type="string" office:string-value="CH. 5">
            <text:p>CH. 5</text:p>
          </table:table-cell>
          <table:table-cell/>
          <table:table-cell table:formula="of:=IF([ANSWERS.B51]=&quot;&quot;;&quot;&quot;;IF([ANSWERS.B51]=[.B51];1;0))">
            <text:p/>
          </table:table-cell>
          <table:table-cell/>
        </table:table-row>
        <table:table-row table:style-name="ro1">
          <table:table-cell table:style-name="Default" table:formula="of:=IF([ANSWERS.A52]=&quot;&quot;;&quot;&quot;;[ANSWERS.A52])" office:value-type="float" office:value="1">
            <text:p>1</text:p>
          </table:table-cell>
          <table:table-cell office:value-type="string">
            <text:p>D</text:p>
          </table:table-cell>
          <table:table-cell table:formula="of:=IF([ANSWERS.B52]=&quot;&quot;;&quot;&quot;;IF([ANSWERS.B52]=[.B5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3]=&quot;&quot;;&quot;&quot;;[ANSWERS.A53])" office:value-type="float" office:value="2">
            <text:p>2</text:p>
          </table:table-cell>
          <table:table-cell office:value-type="string">
            <text:p>C</text:p>
          </table:table-cell>
          <table:table-cell table:formula="of:=IF([ANSWERS.B53]=&quot;&quot;;&quot;&quot;;IF([ANSWERS.B53]=[.B5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4]=&quot;&quot;;&quot;&quot;;[ANSWERS.A54])" office:value-type="float" office:value="3">
            <text:p>3</text:p>
          </table:table-cell>
          <table:table-cell office:value-type="string">
            <text:p>C</text:p>
          </table:table-cell>
          <table:table-cell table:formula="of:=IF([ANSWERS.B54]=&quot;&quot;;&quot;&quot;;IF([ANSWERS.B54]=[.B5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5]=&quot;&quot;;&quot;&quot;;[ANSWERS.A55])" office:value-type="float" office:value="4">
            <text:p>4</text:p>
          </table:table-cell>
          <table:table-cell office:value-type="string">
            <text:p>C, D</text:p>
          </table:table-cell>
          <table:table-cell table:formula="of:=IF([ANSWERS.B55]=&quot;&quot;;&quot;&quot;;IF([ANSWERS.B55]=[.B5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6]=&quot;&quot;;&quot;&quot;;[ANSWERS.A56])" office:value-type="float" office:value="5">
            <text:p>5</text:p>
          </table:table-cell>
          <table:table-cell office:value-type="string">
            <text:p>B</text:p>
          </table:table-cell>
          <table:table-cell table:formula="of:=IF([ANSWERS.B56]=&quot;&quot;;&quot;&quot;;IF([ANSWERS.B56]=[.B5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7]=&quot;&quot;;&quot;&quot;;[ANSWERS.A57])" office:value-type="float" office:value="6">
            <text:p>6</text:p>
          </table:table-cell>
          <table:table-cell office:value-type="string">
            <text:p>A</text:p>
          </table:table-cell>
          <table:table-cell table:formula="of:=IF([ANSWERS.B57]=&quot;&quot;;&quot;&quot;;IF([ANSWERS.B57]=[.B5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8]=&quot;&quot;;&quot;&quot;;[ANSWERS.A58])" office:value-type="float" office:value="7">
            <text:p>7</text:p>
          </table:table-cell>
          <table:table-cell office:value-type="string">
            <text:p>D</text:p>
          </table:table-cell>
          <table:table-cell table:formula="of:=IF([ANSWERS.B58]=&quot;&quot;;&quot;&quot;;IF([ANSWERS.B58]=[.B5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59]=&quot;&quot;;&quot;&quot;;[ANSWERS.A59])" office:value-type="float" office:value="8">
            <text:p>8</text:p>
          </table:table-cell>
          <table:table-cell office:value-type="string">
            <text:p>D</text:p>
          </table:table-cell>
          <table:table-cell table:formula="of:=IF([ANSWERS.B59]=&quot;&quot;;&quot;&quot;;IF([ANSWERS.B59]=[.B5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0]=&quot;&quot;;&quot;&quot;;[ANSWERS.A60])" office:value-type="float" office:value="9">
            <text:p>9</text:p>
          </table:table-cell>
          <table:table-cell office:value-type="string">
            <text:p>A</text:p>
          </table:table-cell>
          <table:table-cell table:formula="of:=IF([ANSWERS.B60]=&quot;&quot;;&quot;&quot;;IF([ANSWERS.B60]=[.B6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1]=&quot;&quot;;&quot;&quot;;[ANSWERS.A61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61]=&quot;&quot;;&quot;&quot;;IF([ANSWERS.B61]=[.B6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2]=&quot;&quot;;&quot;&quot;;[ANSWERS.A62])" office:value-type="float" office:value="11">
            <text:p>11</text:p>
          </table:table-cell>
          <table:table-cell office:value-type="string">
            <text:p>C</text:p>
          </table:table-cell>
          <table:table-cell table:formula="of:=IF([ANSWERS.B62]=&quot;&quot;;&quot;&quot;;IF([ANSWERS.B62]=[.B6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3]=&quot;&quot;;&quot;&quot;;[ANSWERS.A63])" office:value-type="float" office:value="12">
            <text:p>12</text:p>
          </table:table-cell>
          <table:table-cell office:value-type="string">
            <text:p>A, C</text:p>
          </table:table-cell>
          <table:table-cell table:formula="of:=IF([ANSWERS.B63]=&quot;&quot;;&quot;&quot;;IF([ANSWERS.B63]=[.B6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4]=&quot;&quot;;&quot;&quot;;[ANSWERS.A64])" office:value-type="float" office:value="13">
            <text:p>13</text:p>
          </table:table-cell>
          <table:table-cell office:value-type="string">
            <text:p>B</text:p>
          </table:table-cell>
          <table:table-cell table:formula="of:=IF([ANSWERS.B64]=&quot;&quot;;&quot;&quot;;IF([ANSWERS.B64]=[.B6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65]=&quot;&quot;;&quot;&quot;;[ANSWERS.A65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65]=&quot;&quot;;&quot;&quot;;IF([ANSWERS.B65]=[.B65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66]=&quot;&quot;;&quot;&quot;;[ANSWERS.A66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66]=&quot;&quot;;&quot;&quot;;IF([ANSWERS.B66]=[.B66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67]=&quot;&quot;;&quot;&quot;;[ANSWERS.A67])">
            <text:p/>
          </table:table-cell>
          <table:table-cell/>
          <table:table-cell table:formula="of:=IF([ANSWERS.B67]=&quot;&quot;;&quot;&quot;;IF([ANSWERS.B67]=[.B67];1;0))">
            <text:p/>
          </table:table-cell>
          <table:table-cell/>
        </table:table-row>
        <table:table-row table:style-name="ro1">
          <table:table-cell table:style-name="Default" table:formula="of:=IF([ANSWERS.A68]=&quot;&quot;;&quot;&quot;;[ANSWERS.A68])" office:value-type="string" office:string-value="CH. 6">
            <text:p>CH. 6</text:p>
          </table:table-cell>
          <table:table-cell/>
          <table:table-cell table:formula="of:=IF([ANSWERS.B68]=&quot;&quot;;&quot;&quot;;IF([ANSWERS.B68]=[.B68];1;0))">
            <text:p/>
          </table:table-cell>
          <table:table-cell/>
        </table:table-row>
        <table:table-row table:style-name="ro1">
          <table:table-cell table:style-name="Default" table:formula="of:=IF([ANSWERS.A69]=&quot;&quot;;&quot;&quot;;[ANSWERS.A69])" office:value-type="float" office:value="1">
            <text:p>1</text:p>
          </table:table-cell>
          <table:table-cell office:value-type="string">
            <text:p>C</text:p>
          </table:table-cell>
          <table:table-cell table:formula="of:=IF([ANSWERS.B69]=&quot;&quot;;&quot;&quot;;IF([ANSWERS.B69]=[.B6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0]=&quot;&quot;;&quot;&quot;;[ANSWERS.A70])" office:value-type="float" office:value="2">
            <text:p>2</text:p>
          </table:table-cell>
          <table:table-cell office:value-type="string">
            <text:p>C</text:p>
          </table:table-cell>
          <table:table-cell table:formula="of:=IF([ANSWERS.B70]=&quot;&quot;;&quot;&quot;;IF([ANSWERS.B70]=[.B7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1]=&quot;&quot;;&quot;&quot;;[ANSWERS.A71])" office:value-type="float" office:value="3">
            <text:p>3</text:p>
          </table:table-cell>
          <table:table-cell office:value-type="string">
            <text:p>A, C, D</text:p>
          </table:table-cell>
          <table:table-cell table:formula="of:=IF([ANSWERS.B71]=&quot;&quot;;&quot;&quot;;IF([ANSWERS.B71]=[.B7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2]=&quot;&quot;;&quot;&quot;;[ANSWERS.A72])" office:value-type="float" office:value="4">
            <text:p>4</text:p>
          </table:table-cell>
          <table:table-cell office:value-type="string">
            <text:p>A</text:p>
          </table:table-cell>
          <table:table-cell table:formula="of:=IF([ANSWERS.B72]=&quot;&quot;;&quot;&quot;;IF([ANSWERS.B72]=[.B7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3]=&quot;&quot;;&quot;&quot;;[ANSWERS.A73])" office:value-type="float" office:value="5">
            <text:p>5</text:p>
          </table:table-cell>
          <table:table-cell office:value-type="string">
            <text:p>A</text:p>
          </table:table-cell>
          <table:table-cell table:formula="of:=IF([ANSWERS.B73]=&quot;&quot;;&quot;&quot;;IF([ANSWERS.B73]=[.B7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4]=&quot;&quot;;&quot;&quot;;[ANSWERS.A74])" office:value-type="float" office:value="6">
            <text:p>6</text:p>
          </table:table-cell>
          <table:table-cell office:value-type="string">
            <text:p>C</text:p>
          </table:table-cell>
          <table:table-cell table:formula="of:=IF([ANSWERS.B74]=&quot;&quot;;&quot;&quot;;IF([ANSWERS.B74]=[.B7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5]=&quot;&quot;;&quot;&quot;;[ANSWERS.A75])" office:value-type="float" office:value="7">
            <text:p>7</text:p>
          </table:table-cell>
          <table:table-cell office:value-type="string">
            <text:p>A</text:p>
          </table:table-cell>
          <table:table-cell table:formula="of:=IF([ANSWERS.B75]=&quot;&quot;;&quot;&quot;;IF([ANSWERS.B75]=[.B75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76]=&quot;&quot;;&quot;&quot;;[ANSWERS.A76])" office:value-type="float" office:value="8">
            <text:p>8</text:p>
          </table:table-cell>
          <table:table-cell office:value-type="string">
            <text:p>B</text:p>
          </table:table-cell>
          <table:table-cell table:formula="of:=IF([ANSWERS.B76]=&quot;&quot;;&quot;&quot;;IF([ANSWERS.B76]=[.B7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7]=&quot;&quot;;&quot;&quot;;[ANSWERS.A77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77]=&quot;&quot;;&quot;&quot;;IF([ANSWERS.B77]=[.B7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8]=&quot;&quot;;&quot;&quot;;[ANSWERS.A78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78]=&quot;&quot;;&quot;&quot;;IF([ANSWERS.B78]=[.B7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79]=&quot;&quot;;&quot;&quot;;[ANSWERS.A79])" office:value-type="float" office:value="11">
            <text:p>11</text:p>
          </table:table-cell>
          <table:table-cell office:value-type="string">
            <text:p>A</text:p>
          </table:table-cell>
          <table:table-cell table:formula="of:=IF([ANSWERS.B79]=&quot;&quot;;&quot;&quot;;IF([ANSWERS.B79]=[.B7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0]=&quot;&quot;;&quot;&quot;;[ANSWERS.A80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80]=&quot;&quot;;&quot;&quot;;IF([ANSWERS.B80]=[.B8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1]=&quot;&quot;;&quot;&quot;;[ANSWERS.A81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81]=&quot;&quot;;&quot;&quot;;IF([ANSWERS.B81]=[.B8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2]=&quot;&quot;;&quot;&quot;;[ANSWERS.A82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82]=&quot;&quot;;&quot;&quot;;IF([ANSWERS.B82]=[.B8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3]=&quot;&quot;;&quot;&quot;;[ANSWERS.A83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83]=&quot;&quot;;&quot;&quot;;IF([ANSWERS.B83]=[.B8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4]=&quot;&quot;;&quot;&quot;;[ANSWERS.A84])">
            <text:p/>
          </table:table-cell>
          <table:table-cell/>
          <table:table-cell table:formula="of:=IF([ANSWERS.B84]=&quot;&quot;;&quot;&quot;;IF([ANSWERS.B84]=[.B84];1;0))">
            <text:p/>
          </table:table-cell>
          <table:table-cell/>
        </table:table-row>
        <table:table-row table:style-name="ro1">
          <table:table-cell table:style-name="Default" table:formula="of:=IF([ANSWERS.A85]=&quot;&quot;;&quot;&quot;;[ANSWERS.A85])" office:value-type="string" office:string-value="CH. 7">
            <text:p>CH. 7</text:p>
          </table:table-cell>
          <table:table-cell/>
          <table:table-cell table:formula="of:=IF([ANSWERS.B85]=&quot;&quot;;&quot;&quot;;IF([ANSWERS.B85]=[.B85];1;0))">
            <text:p/>
          </table:table-cell>
          <table:table-cell/>
        </table:table-row>
        <table:table-row table:style-name="ro1">
          <table:table-cell table:style-name="Default" table:formula="of:=IF([ANSWERS.A86]=&quot;&quot;;&quot;&quot;;[ANSWERS.A86])" office:value-type="float" office:value="1">
            <text:p>1</text:p>
          </table:table-cell>
          <table:table-cell office:value-type="string">
            <text:p>A, B</text:p>
          </table:table-cell>
          <table:table-cell table:formula="of:=IF([ANSWERS.B86]=&quot;&quot;;&quot;&quot;;IF([ANSWERS.B86]=[.B8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7]=&quot;&quot;;&quot;&quot;;[ANSWERS.A87])" office:value-type="float" office:value="2">
            <text:p>2</text:p>
          </table:table-cell>
          <table:table-cell office:value-type="string">
            <text:p>B</text:p>
          </table:table-cell>
          <table:table-cell table:formula="of:=IF([ANSWERS.B87]=&quot;&quot;;&quot;&quot;;IF([ANSWERS.B87]=[.B8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8]=&quot;&quot;;&quot;&quot;;[ANSWERS.A88])" office:value-type="float" office:value="3">
            <text:p>3</text:p>
          </table:table-cell>
          <table:table-cell office:value-type="string">
            <text:p>A, B</text:p>
          </table:table-cell>
          <table:table-cell table:formula="of:=IF([ANSWERS.B88]=&quot;&quot;;&quot;&quot;;IF([ANSWERS.B88]=[.B8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89]=&quot;&quot;;&quot;&quot;;[ANSWERS.A89])" office:value-type="float" office:value="4">
            <text:p>4</text:p>
          </table:table-cell>
          <table:table-cell office:value-type="string">
            <text:p>B</text:p>
          </table:table-cell>
          <table:table-cell table:formula="of:=IF([ANSWERS.B89]=&quot;&quot;;&quot;&quot;;IF([ANSWERS.B89]=[.B8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0]=&quot;&quot;;&quot;&quot;;[ANSWERS.A90])" office:value-type="float" office:value="5">
            <text:p>5</text:p>
          </table:table-cell>
          <table:table-cell office:value-type="string">
            <text:p>D</text:p>
          </table:table-cell>
          <table:table-cell table:formula="of:=IF([ANSWERS.B90]=&quot;&quot;;&quot;&quot;;IF([ANSWERS.B90]=[.B9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1]=&quot;&quot;;&quot;&quot;;[ANSWERS.A91])" office:value-type="float" office:value="6">
            <text:p>6</text:p>
          </table:table-cell>
          <table:table-cell office:value-type="string">
            <text:p>C</text:p>
          </table:table-cell>
          <table:table-cell table:formula="of:=IF([ANSWERS.B91]=&quot;&quot;;&quot;&quot;;IF([ANSWERS.B91]=[.B9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2]=&quot;&quot;;&quot;&quot;;[ANSWERS.A92])" office:value-type="float" office:value="7">
            <text:p>7</text:p>
          </table:table-cell>
          <table:table-cell office:value-type="string">
            <text:p>A</text:p>
          </table:table-cell>
          <table:table-cell table:formula="of:=IF([ANSWERS.B92]=&quot;&quot;;&quot;&quot;;IF([ANSWERS.B92]=[.B9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3]=&quot;&quot;;&quot;&quot;;[ANSWERS.A93])" office:value-type="float" office:value="8">
            <text:p>8</text:p>
          </table:table-cell>
          <table:table-cell office:value-type="string">
            <text:p>A, B, D</text:p>
          </table:table-cell>
          <table:table-cell table:formula="of:=IF([ANSWERS.B93]=&quot;&quot;;&quot;&quot;;IF([ANSWERS.B93]=[.B93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94]=&quot;&quot;;&quot;&quot;;[ANSWERS.A94])" office:value-type="float" office:value="9">
            <text:p>9</text:p>
          </table:table-cell>
          <table:table-cell office:value-type="string">
            <text:p>B, D</text:p>
          </table:table-cell>
          <table:table-cell table:formula="of:=IF([ANSWERS.B94]=&quot;&quot;;&quot;&quot;;IF([ANSWERS.B94]=[.B9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5]=&quot;&quot;;&quot;&quot;;[ANSWERS.A95])" office:value-type="float" office:value="10">
            <text:p>10</text:p>
          </table:table-cell>
          <table:table-cell office:value-type="string">
            <text:p>A</text:p>
          </table:table-cell>
          <table:table-cell table:formula="of:=IF([ANSWERS.B95]=&quot;&quot;;&quot;&quot;;IF([ANSWERS.B95]=[.B9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6]=&quot;&quot;;&quot;&quot;;[ANSWERS.A96])" office:value-type="float" office:value="11">
            <text:p>11</text:p>
          </table:table-cell>
          <table:table-cell office:value-type="string">
            <text:p>C</text:p>
          </table:table-cell>
          <table:table-cell table:formula="of:=IF([ANSWERS.B96]=&quot;&quot;;&quot;&quot;;IF([ANSWERS.B96]=[.B9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7]=&quot;&quot;;&quot;&quot;;[ANSWERS.A97])" office:value-type="float" office:value="12">
            <text:p>12</text:p>
          </table:table-cell>
          <table:table-cell office:value-type="string">
            <text:p>D</text:p>
          </table:table-cell>
          <table:table-cell table:formula="of:=IF([ANSWERS.B97]=&quot;&quot;;&quot;&quot;;IF([ANSWERS.B97]=[.B9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8]=&quot;&quot;;&quot;&quot;;[ANSWERS.A98])" office:value-type="float" office:value="13">
            <text:p>13</text:p>
          </table:table-cell>
          <table:table-cell office:value-type="string">
            <text:p>A, C</text:p>
          </table:table-cell>
          <table:table-cell table:formula="of:=IF([ANSWERS.B98]=&quot;&quot;;&quot;&quot;;IF([ANSWERS.B98]=[.B9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99]=&quot;&quot;;&quot;&quot;;[ANSWERS.A99])" office:value-type="float" office:value="14">
            <text:p>14</text:p>
          </table:table-cell>
          <table:table-cell office:value-type="string">
            <text:p>C</text:p>
          </table:table-cell>
          <table:table-cell table:formula="of:=IF([ANSWERS.B99]=&quot;&quot;;&quot;&quot;;IF([ANSWERS.B99]=[.B9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0]=&quot;&quot;;&quot;&quot;;[ANSWERS.A100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100]=&quot;&quot;;&quot;&quot;;IF([ANSWERS.B100]=[.B10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1]=&quot;&quot;;&quot;&quot;;[ANSWERS.A101])">
            <text:p/>
          </table:table-cell>
          <table:table-cell/>
          <table:table-cell table:formula="of:=IF([ANSWERS.B101]=&quot;&quot;;&quot;&quot;;IF([ANSWERS.B101]=[.B101];1;0))">
            <text:p/>
          </table:table-cell>
          <table:table-cell/>
        </table:table-row>
        <table:table-row table:style-name="ro1">
          <table:table-cell table:style-name="Default" table:formula="of:=IF([ANSWERS.A102]=&quot;&quot;;&quot;&quot;;[ANSWERS.A102])" office:value-type="string" office:string-value="CH. 8">
            <text:p>CH. 8</text:p>
          </table:table-cell>
          <table:table-cell/>
          <table:table-cell table:formula="of:=IF([ANSWERS.B102]=&quot;&quot;;&quot;&quot;;IF([ANSWERS.B102]=[.B102];1;0))">
            <text:p/>
          </table:table-cell>
          <table:table-cell/>
        </table:table-row>
        <table:table-row table:style-name="ro1">
          <table:table-cell table:style-name="Default" table:formula="of:=IF([ANSWERS.A103]=&quot;&quot;;&quot;&quot;;[ANSWERS.A103])" office:value-type="float" office:value="1">
            <text:p>1</text:p>
          </table:table-cell>
          <table:table-cell office:value-type="string">
            <text:p>A, C</text:p>
          </table:table-cell>
          <table:table-cell table:formula="of:=IF([ANSWERS.B103]=&quot;&quot;;&quot;&quot;;IF([ANSWERS.B103]=[.B10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4]=&quot;&quot;;&quot;&quot;;[ANSWERS.A104])" office:value-type="float" office:value="2">
            <text:p>2</text:p>
          </table:table-cell>
          <table:table-cell office:value-type="string">
            <text:p>B, D</text:p>
          </table:table-cell>
          <table:table-cell table:formula="of:=IF([ANSWERS.B104]=&quot;&quot;;&quot;&quot;;IF([ANSWERS.B104]=[.B10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5]=&quot;&quot;;&quot;&quot;;[ANSWERS.A105])" office:value-type="float" office:value="3">
            <text:p>3</text:p>
          </table:table-cell>
          <table:table-cell office:value-type="string">
            <text:p>B</text:p>
          </table:table-cell>
          <table:table-cell table:formula="of:=IF([ANSWERS.B105]=&quot;&quot;;&quot;&quot;;IF([ANSWERS.B105]=[.B10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6]=&quot;&quot;;&quot;&quot;;[ANSWERS.A106])" office:value-type="float" office:value="4">
            <text:p>4</text:p>
          </table:table-cell>
          <table:table-cell office:value-type="string">
            <text:p>A</text:p>
          </table:table-cell>
          <table:table-cell table:formula="of:=IF([ANSWERS.B106]=&quot;&quot;;&quot;&quot;;IF([ANSWERS.B106]=[.B10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7]=&quot;&quot;;&quot;&quot;;[ANSWERS.A107])" office:value-type="float" office:value="5">
            <text:p>5</text:p>
          </table:table-cell>
          <table:table-cell office:value-type="string">
            <text:p>A, D</text:p>
          </table:table-cell>
          <table:table-cell table:formula="of:=IF([ANSWERS.B107]=&quot;&quot;;&quot;&quot;;IF([ANSWERS.B107]=[.B10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8]=&quot;&quot;;&quot;&quot;;[ANSWERS.A108])" office:value-type="float" office:value="6">
            <text:p>6</text:p>
          </table:table-cell>
          <table:table-cell office:value-type="string">
            <text:p>C, D</text:p>
          </table:table-cell>
          <table:table-cell table:formula="of:=IF([ANSWERS.B108]=&quot;&quot;;&quot;&quot;;IF([ANSWERS.B108]=[.B10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09]=&quot;&quot;;&quot;&quot;;[ANSWERS.A109])" office:value-type="float" office:value="7">
            <text:p>7</text:p>
          </table:table-cell>
          <table:table-cell office:value-type="string">
            <text:p>B, D</text:p>
          </table:table-cell>
          <table:table-cell table:formula="of:=IF([ANSWERS.B109]=&quot;&quot;;&quot;&quot;;IF([ANSWERS.B109]=[.B10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0]=&quot;&quot;;&quot;&quot;;[ANSWERS.A110])" office:value-type="float" office:value="8">
            <text:p>8</text:p>
          </table:table-cell>
          <table:table-cell office:value-type="string">
            <text:p>B, C</text:p>
          </table:table-cell>
          <table:table-cell table:formula="of:=IF([ANSWERS.B110]=&quot;&quot;;&quot;&quot;;IF([ANSWERS.B110]=[.B11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1]=&quot;&quot;;&quot;&quot;;[ANSWERS.A111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111]=&quot;&quot;;&quot;&quot;;IF([ANSWERS.B111]=[.B11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2]=&quot;&quot;;&quot;&quot;;[ANSWERS.A112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112]=&quot;&quot;;&quot;&quot;;IF([ANSWERS.B112]=[.B11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3]=&quot;&quot;;&quot;&quot;;[ANSWERS.A113])" office:value-type="float" office:value="11">
            <text:p>11</text:p>
          </table:table-cell>
          <table:table-cell office:value-type="string">
            <text:p>B, C</text:p>
          </table:table-cell>
          <table:table-cell table:formula="of:=IF([ANSWERS.B113]=&quot;&quot;;&quot;&quot;;IF([ANSWERS.B113]=[.B11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4]=&quot;&quot;;&quot;&quot;;[ANSWERS.A114])" office:value-type="float" office:value="12">
            <text:p>12</text:p>
          </table:table-cell>
          <table:table-cell office:value-type="string">
            <text:p>A, C, D</text:p>
          </table:table-cell>
          <table:table-cell table:formula="of:=IF([ANSWERS.B114]=&quot;&quot;;&quot;&quot;;IF([ANSWERS.B114]=[.B11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5]=&quot;&quot;;&quot;&quot;;[ANSWERS.A115])" office:value-type="float" office:value="13">
            <text:p>13</text:p>
          </table:table-cell>
          <table:table-cell office:value-type="string">
            <text:p>C</text:p>
          </table:table-cell>
          <table:table-cell table:formula="of:=IF([ANSWERS.B115]=&quot;&quot;;&quot;&quot;;IF([ANSWERS.B115]=[.B11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6]=&quot;&quot;;&quot;&quot;;[ANSWERS.A116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116]=&quot;&quot;;&quot;&quot;;IF([ANSWERS.B116]=[.B11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7]=&quot;&quot;;&quot;&quot;;[ANSWERS.A117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117]=&quot;&quot;;&quot;&quot;;IF([ANSWERS.B117]=[.B11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18]=&quot;&quot;;&quot;&quot;;[ANSWERS.A118])">
            <text:p/>
          </table:table-cell>
          <table:table-cell/>
          <table:table-cell table:formula="of:=IF([ANSWERS.B118]=&quot;&quot;;&quot;&quot;;IF([ANSWERS.B118]=[.B118];1;0))">
            <text:p/>
          </table:table-cell>
          <table:table-cell/>
        </table:table-row>
        <table:table-row table:style-name="ro1">
          <table:table-cell table:style-name="Default" table:formula="of:=IF([ANSWERS.A119]=&quot;&quot;;&quot;&quot;;[ANSWERS.A119])" office:value-type="string" office:string-value="CH. 9">
            <text:p>CH. 9</text:p>
          </table:table-cell>
          <table:table-cell/>
          <table:table-cell table:formula="of:=IF([ANSWERS.B119]=&quot;&quot;;&quot;&quot;;IF([ANSWERS.B119]=[.B119];1;0))">
            <text:p/>
          </table:table-cell>
          <table:table-cell/>
        </table:table-row>
        <table:table-row table:style-name="ro1">
          <table:table-cell table:style-name="Default" table:formula="of:=IF([ANSWERS.A120]=&quot;&quot;;&quot;&quot;;[ANSWERS.A120])" office:value-type="float" office:value="1">
            <text:p>1</text:p>
          </table:table-cell>
          <table:table-cell office:value-type="string">
            <text:p>A</text:p>
          </table:table-cell>
          <table:table-cell table:formula="of:=IF([ANSWERS.B120]=&quot;&quot;;&quot;&quot;;IF([ANSWERS.B120]=[.B12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1]=&quot;&quot;;&quot;&quot;;[ANSWERS.A121])" office:value-type="float" office:value="2">
            <text:p>2</text:p>
          </table:table-cell>
          <table:table-cell office:value-type="string">
            <text:p>B</text:p>
          </table:table-cell>
          <table:table-cell table:formula="of:=IF([ANSWERS.B121]=&quot;&quot;;&quot;&quot;;IF([ANSWERS.B121]=[.B12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2]=&quot;&quot;;&quot;&quot;;[ANSWERS.A122])" office:value-type="float" office:value="3">
            <text:p>3</text:p>
          </table:table-cell>
          <table:table-cell office:value-type="string">
            <text:p>B, D</text:p>
          </table:table-cell>
          <table:table-cell table:formula="of:=IF([ANSWERS.B122]=&quot;&quot;;&quot;&quot;;IF([ANSWERS.B122]=[.B12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3]=&quot;&quot;;&quot;&quot;;[ANSWERS.A123])" office:value-type="float" office:value="4">
            <text:p>4</text:p>
          </table:table-cell>
          <table:table-cell office:value-type="string">
            <text:p>B</text:p>
          </table:table-cell>
          <table:table-cell table:formula="of:=IF([ANSWERS.B123]=&quot;&quot;;&quot;&quot;;IF([ANSWERS.B123]=[.B12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4]=&quot;&quot;;&quot;&quot;;[ANSWERS.A124])" office:value-type="float" office:value="5">
            <text:p>5</text:p>
          </table:table-cell>
          <table:table-cell office:value-type="string">
            <text:p>B, D</text:p>
          </table:table-cell>
          <table:table-cell table:formula="of:=IF([ANSWERS.B124]=&quot;&quot;;&quot;&quot;;IF([ANSWERS.B124]=[.B12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5]=&quot;&quot;;&quot;&quot;;[ANSWERS.A125])" office:value-type="float" office:value="6">
            <text:p>6</text:p>
          </table:table-cell>
          <table:table-cell office:value-type="string">
            <text:p>A</text:p>
          </table:table-cell>
          <table:table-cell table:formula="of:=IF([ANSWERS.B125]=&quot;&quot;;&quot;&quot;;IF([ANSWERS.B125]=[.B12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6]=&quot;&quot;;&quot;&quot;;[ANSWERS.A126])" office:value-type="float" office:value="7">
            <text:p>7</text:p>
          </table:table-cell>
          <table:table-cell office:value-type="string">
            <text:p>C</text:p>
          </table:table-cell>
          <table:table-cell table:formula="of:=IF([ANSWERS.B126]=&quot;&quot;;&quot;&quot;;IF([ANSWERS.B126]=[.B12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7]=&quot;&quot;;&quot;&quot;;[ANSWERS.A127])" office:value-type="float" office:value="8">
            <text:p>8</text:p>
          </table:table-cell>
          <table:table-cell office:value-type="string">
            <text:p>D</text:p>
          </table:table-cell>
          <table:table-cell table:formula="of:=IF([ANSWERS.B127]=&quot;&quot;;&quot;&quot;;IF([ANSWERS.B127]=[.B12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8]=&quot;&quot;;&quot;&quot;;[ANSWERS.A128])" office:value-type="float" office:value="9">
            <text:p>9</text:p>
          </table:table-cell>
          <table:table-cell office:value-type="string">
            <text:p>A, C</text:p>
          </table:table-cell>
          <table:table-cell table:formula="of:=IF([ANSWERS.B128]=&quot;&quot;;&quot;&quot;;IF([ANSWERS.B128]=[.B12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29]=&quot;&quot;;&quot;&quot;;[ANSWERS.A129])" office:value-type="float" office:value="10">
            <text:p>10</text:p>
          </table:table-cell>
          <table:table-cell office:value-type="string">
            <text:p>D</text:p>
          </table:table-cell>
          <table:table-cell table:formula="of:=IF([ANSWERS.B129]=&quot;&quot;;&quot;&quot;;IF([ANSWERS.B129]=[.B12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0]=&quot;&quot;;&quot;&quot;;[ANSWERS.A130])" office:value-type="float" office:value="11">
            <text:p>11</text:p>
          </table:table-cell>
          <table:table-cell office:value-type="string">
            <text:p>A, B, C</text:p>
          </table:table-cell>
          <table:table-cell table:formula="of:=IF([ANSWERS.B130]=&quot;&quot;;&quot;&quot;;IF([ANSWERS.B130]=[.B13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1]=&quot;&quot;;&quot;&quot;;[ANSWERS.A131])" office:value-type="float" office:value="12">
            <text:p>12</text:p>
          </table:table-cell>
          <table:table-cell office:value-type="string">
            <text:p>A</text:p>
          </table:table-cell>
          <table:table-cell table:formula="of:=IF([ANSWERS.B131]=&quot;&quot;;&quot;&quot;;IF([ANSWERS.B131]=[.B13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2]=&quot;&quot;;&quot;&quot;;[ANSWERS.A132])" office:value-type="float" office:value="13">
            <text:p>13</text:p>
          </table:table-cell>
          <table:table-cell office:value-type="string">
            <text:p>D</text:p>
          </table:table-cell>
          <table:table-cell table:formula="of:=IF([ANSWERS.B132]=&quot;&quot;;&quot;&quot;;IF([ANSWERS.B132]=[.B13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3]=&quot;&quot;;&quot;&quot;;[ANSWERS.A133])" office:value-type="float" office:value="14">
            <text:p>14</text:p>
          </table:table-cell>
          <table:table-cell office:value-type="string">
            <text:p>A</text:p>
          </table:table-cell>
          <table:table-cell table:formula="of:=IF([ANSWERS.B133]=&quot;&quot;;&quot;&quot;;IF([ANSWERS.B133]=[.B13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4]=&quot;&quot;;&quot;&quot;;[ANSWERS.A134])" office:value-type="float" office:value="15">
            <text:p>15</text:p>
          </table:table-cell>
          <table:table-cell office:value-type="string">
            <text:p>A, B</text:p>
          </table:table-cell>
          <table:table-cell table:formula="of:=IF([ANSWERS.B134]=&quot;&quot;;&quot;&quot;;IF([ANSWERS.B134]=[.B13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35]=&quot;&quot;;&quot;&quot;;[ANSWERS.A135])">
            <text:p/>
          </table:table-cell>
          <table:table-cell/>
          <table:table-cell table:formula="of:=IF([ANSWERS.B135]=&quot;&quot;;&quot;&quot;;IF([ANSWERS.B135]=[.B135];1;0))">
            <text:p/>
          </table:table-cell>
          <table:table-cell/>
        </table:table-row>
        <table:table-row table:style-name="ro1">
          <table:table-cell table:style-name="Default" table:formula="of:=IF([ANSWERS.A136]=&quot;&quot;;&quot;&quot;;[ANSWERS.A136])" office:value-type="string" office:string-value="CH. 10">
            <text:p>CH. 10</text:p>
          </table:table-cell>
          <table:table-cell/>
          <table:table-cell table:formula="of:=IF([ANSWERS.B136]=&quot;&quot;;&quot;&quot;;IF([ANSWERS.B136]=[.B136];1;0))">
            <text:p/>
          </table:table-cell>
          <table:table-cell/>
        </table:table-row>
        <table:table-row table:style-name="ro1">
          <table:table-cell table:style-name="Default" table:formula="of:=IF([ANSWERS.A137]=&quot;&quot;;&quot;&quot;;[ANSWERS.A137])" office:value-type="float" office:value="1">
            <text:p>1</text:p>
          </table:table-cell>
          <table:table-cell office:value-type="string">
            <text:p>A, B, C, D</text:p>
          </table:table-cell>
          <table:table-cell table:formula="of:=IF([ANSWERS.B137]=&quot;&quot;;&quot;&quot;;IF([ANSWERS.B137]=[.B137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138]=&quot;&quot;;&quot;&quot;;[ANSWERS.A138])" office:value-type="float" office:value="2">
            <text:p>2</text:p>
          </table:table-cell>
          <table:table-cell office:value-type="string">
            <text:p>D</text:p>
          </table:table-cell>
          <table:table-cell table:formula="of:=IF([ANSWERS.B138]=&quot;&quot;;&quot;&quot;;IF([ANSWERS.B138]=[.B138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139]=&quot;&quot;;&quot;&quot;;[ANSWERS.A139])" office:value-type="float" office:value="3">
            <text:p>3</text:p>
          </table:table-cell>
          <table:table-cell office:value-type="string">
            <text:p>A</text:p>
          </table:table-cell>
          <table:table-cell table:formula="of:=IF([ANSWERS.B139]=&quot;&quot;;&quot;&quot;;IF([ANSWERS.B139]=[.B13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0]=&quot;&quot;;&quot;&quot;;[ANSWERS.A140])" office:value-type="float" office:value="4">
            <text:p>4</text:p>
          </table:table-cell>
          <table:table-cell office:value-type="string">
            <text:p>D</text:p>
          </table:table-cell>
          <table:table-cell table:formula="of:=IF([ANSWERS.B140]=&quot;&quot;;&quot;&quot;;IF([ANSWERS.B140]=[.B14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1]=&quot;&quot;;&quot;&quot;;[ANSWERS.A141])" office:value-type="float" office:value="5">
            <text:p>5</text:p>
          </table:table-cell>
          <table:table-cell office:value-type="string">
            <text:p>C</text:p>
          </table:table-cell>
          <table:table-cell table:formula="of:=IF([ANSWERS.B141]=&quot;&quot;;&quot;&quot;;IF([ANSWERS.B141]=[.B14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2]=&quot;&quot;;&quot;&quot;;[ANSWERS.A142])" office:value-type="float" office:value="6">
            <text:p>6</text:p>
          </table:table-cell>
          <table:table-cell office:value-type="string">
            <text:p>D</text:p>
          </table:table-cell>
          <table:table-cell table:formula="of:=IF([ANSWERS.B142]=&quot;&quot;;&quot;&quot;;IF([ANSWERS.B142]=[.B14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3]=&quot;&quot;;&quot;&quot;;[ANSWERS.A143])" office:value-type="float" office:value="7">
            <text:p>7</text:p>
          </table:table-cell>
          <table:table-cell office:value-type="string">
            <text:p>B</text:p>
          </table:table-cell>
          <table:table-cell table:formula="of:=IF([ANSWERS.B143]=&quot;&quot;;&quot;&quot;;IF([ANSWERS.B143]=[.B14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4]=&quot;&quot;;&quot;&quot;;[ANSWERS.A144])" office:value-type="float" office:value="8">
            <text:p>8</text:p>
          </table:table-cell>
          <table:table-cell office:value-type="string">
            <text:p>B</text:p>
          </table:table-cell>
          <table:table-cell table:formula="of:=IF([ANSWERS.B144]=&quot;&quot;;&quot;&quot;;IF([ANSWERS.B144]=[.B14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5]=&quot;&quot;;&quot;&quot;;[ANSWERS.A145])" office:value-type="float" office:value="9">
            <text:p>9</text:p>
          </table:table-cell>
          <table:table-cell office:value-type="string">
            <text:p>B</text:p>
          </table:table-cell>
          <table:table-cell table:formula="of:=IF([ANSWERS.B145]=&quot;&quot;;&quot;&quot;;IF([ANSWERS.B145]=[.B14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6]=&quot;&quot;;&quot;&quot;;[ANSWERS.A146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146]=&quot;&quot;;&quot;&quot;;IF([ANSWERS.B146]=[.B14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7]=&quot;&quot;;&quot;&quot;;[ANSWERS.A147])" office:value-type="float" office:value="11">
            <text:p>11</text:p>
          </table:table-cell>
          <table:table-cell office:value-type="string">
            <text:p>D</text:p>
          </table:table-cell>
          <table:table-cell table:formula="of:=IF([ANSWERS.B147]=&quot;&quot;;&quot;&quot;;IF([ANSWERS.B147]=[.B14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8]=&quot;&quot;;&quot;&quot;;[ANSWERS.A148])" office:value-type="float" office:value="12">
            <text:p>12</text:p>
          </table:table-cell>
          <table:table-cell office:value-type="string">
            <text:p>C</text:p>
          </table:table-cell>
          <table:table-cell table:formula="of:=IF([ANSWERS.B148]=&quot;&quot;;&quot;&quot;;IF([ANSWERS.B148]=[.B14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49]=&quot;&quot;;&quot;&quot;;[ANSWERS.A149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149]=&quot;&quot;;&quot;&quot;;IF([ANSWERS.B149]=[.B14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0]=&quot;&quot;;&quot;&quot;;[ANSWERS.A150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150]=&quot;&quot;;&quot;&quot;;IF([ANSWERS.B150]=[.B15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1]=&quot;&quot;;&quot;&quot;;[ANSWERS.A151])" office:value-type="float" office:value="15">
            <text:p>15</text:p>
          </table:table-cell>
          <table:table-cell office:value-type="string">
            <text:p>C</text:p>
          </table:table-cell>
          <table:table-cell table:formula="of:=IF([ANSWERS.B151]=&quot;&quot;;&quot;&quot;;IF([ANSWERS.B151]=[.B15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2]=&quot;&quot;;&quot;&quot;;[ANSWERS.A152])">
            <text:p/>
          </table:table-cell>
          <table:table-cell/>
          <table:table-cell table:formula="of:=IF([ANSWERS.B152]=&quot;&quot;;&quot;&quot;;IF([ANSWERS.B152]=[.B152];1;0))">
            <text:p/>
          </table:table-cell>
          <table:table-cell/>
        </table:table-row>
        <table:table-row table:style-name="ro1">
          <table:table-cell table:style-name="Default" table:formula="of:=IF([ANSWERS.A153]=&quot;&quot;;&quot;&quot;;[ANSWERS.A153])" office:value-type="string" office:string-value="CH. 11">
            <text:p>CH. 11</text:p>
          </table:table-cell>
          <table:table-cell/>
          <table:table-cell table:formula="of:=IF([ANSWERS.B153]=&quot;&quot;;&quot;&quot;;IF([ANSWERS.B153]=[.B153];1;0))">
            <text:p/>
          </table:table-cell>
          <table:table-cell/>
        </table:table-row>
        <table:table-row table:style-name="ro1">
          <table:table-cell table:style-name="Default" table:formula="of:=IF([ANSWERS.A154]=&quot;&quot;;&quot;&quot;;[ANSWERS.A154])" office:value-type="float" office:value="1">
            <text:p>1</text:p>
          </table:table-cell>
          <table:table-cell office:value-type="string">
            <text:p>B, C</text:p>
          </table:table-cell>
          <table:table-cell table:formula="of:=IF([ANSWERS.B154]=&quot;&quot;;&quot;&quot;;IF([ANSWERS.B154]=[.B154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155]=&quot;&quot;;&quot;&quot;;[ANSWERS.A155])" office:value-type="float" office:value="2">
            <text:p>2</text:p>
          </table:table-cell>
          <table:table-cell office:value-type="string">
            <text:p>B, C</text:p>
          </table:table-cell>
          <table:table-cell table:formula="of:=IF([ANSWERS.B155]=&quot;&quot;;&quot;&quot;;IF([ANSWERS.B155]=[.B15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6]=&quot;&quot;;&quot;&quot;;[ANSWERS.A156])" office:value-type="float" office:value="3">
            <text:p>3</text:p>
          </table:table-cell>
          <table:table-cell office:value-type="string">
            <text:p>B</text:p>
          </table:table-cell>
          <table:table-cell table:formula="of:=IF([ANSWERS.B156]=&quot;&quot;;&quot;&quot;;IF([ANSWERS.B156]=[.B15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7]=&quot;&quot;;&quot;&quot;;[ANSWERS.A157])" office:value-type="float" office:value="4">
            <text:p>4</text:p>
          </table:table-cell>
          <table:table-cell office:value-type="string">
            <text:p>B</text:p>
          </table:table-cell>
          <table:table-cell table:formula="of:=IF([ANSWERS.B157]=&quot;&quot;;&quot;&quot;;IF([ANSWERS.B157]=[.B15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8]=&quot;&quot;;&quot;&quot;;[ANSWERS.A158])" office:value-type="float" office:value="5">
            <text:p>5</text:p>
          </table:table-cell>
          <table:table-cell office:value-type="string">
            <text:p>C</text:p>
          </table:table-cell>
          <table:table-cell table:formula="of:=IF([ANSWERS.B158]=&quot;&quot;;&quot;&quot;;IF([ANSWERS.B158]=[.B15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59]=&quot;&quot;;&quot;&quot;;[ANSWERS.A159])" office:value-type="float" office:value="6">
            <text:p>6</text:p>
          </table:table-cell>
          <table:table-cell office:value-type="string">
            <text:p>D</text:p>
          </table:table-cell>
          <table:table-cell table:formula="of:=IF([ANSWERS.B159]=&quot;&quot;;&quot;&quot;;IF([ANSWERS.B159]=[.B15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0]=&quot;&quot;;&quot;&quot;;[ANSWERS.A160])" office:value-type="float" office:value="7">
            <text:p>7</text:p>
          </table:table-cell>
          <table:table-cell office:value-type="string">
            <text:p>A</text:p>
          </table:table-cell>
          <table:table-cell table:formula="of:=IF([ANSWERS.B160]=&quot;&quot;;&quot;&quot;;IF([ANSWERS.B160]=[.B160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161]=&quot;&quot;;&quot;&quot;;[ANSWERS.A161])" office:value-type="float" office:value="8">
            <text:p>8</text:p>
          </table:table-cell>
          <table:table-cell office:value-type="string">
            <text:p>B</text:p>
          </table:table-cell>
          <table:table-cell table:formula="of:=IF([ANSWERS.B161]=&quot;&quot;;&quot;&quot;;IF([ANSWERS.B161]=[.B16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2]=&quot;&quot;;&quot;&quot;;[ANSWERS.A162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162]=&quot;&quot;;&quot;&quot;;IF([ANSWERS.B162]=[.B16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3]=&quot;&quot;;&quot;&quot;;[ANSWERS.A163])" office:value-type="float" office:value="10">
            <text:p>10</text:p>
          </table:table-cell>
          <table:table-cell office:value-type="string">
            <text:p>D</text:p>
          </table:table-cell>
          <table:table-cell table:formula="of:=IF([ANSWERS.B163]=&quot;&quot;;&quot;&quot;;IF([ANSWERS.B163]=[.B163];1;0))" office:value-type="float" office:value="0">
            <text:p>0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Default" table:formula="of:=IF([ANSWERS.A164]=&quot;&quot;;&quot;&quot;;[ANSWERS.A164])" office:value-type="float" office:value="11">
            <text:p>11</text:p>
          </table:table-cell>
          <table:table-cell office:value-type="string">
            <text:p>D</text:p>
          </table:table-cell>
          <table:table-cell table:formula="of:=IF([ANSWERS.B164]=&quot;&quot;;&quot;&quot;;IF([ANSWERS.B164]=[.B164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165]=&quot;&quot;;&quot;&quot;;[ANSWERS.A165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165]=&quot;&quot;;&quot;&quot;;IF([ANSWERS.B165]=[.B16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6]=&quot;&quot;;&quot;&quot;;[ANSWERS.A166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166]=&quot;&quot;;&quot;&quot;;IF([ANSWERS.B166]=[.B16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7]=&quot;&quot;;&quot;&quot;;[ANSWERS.A167])" office:value-type="float" office:value="14">
            <text:p>14</text:p>
          </table:table-cell>
          <table:table-cell office:value-type="string">
            <text:p>D</text:p>
          </table:table-cell>
          <table:table-cell table:formula="of:=IF([ANSWERS.B167]=&quot;&quot;;&quot;&quot;;IF([ANSWERS.B167]=[.B16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8]=&quot;&quot;;&quot;&quot;;[ANSWERS.A168])" office:value-type="float" office:value="15">
            <text:p>15</text:p>
          </table:table-cell>
          <table:table-cell office:value-type="string">
            <text:p>D</text:p>
          </table:table-cell>
          <table:table-cell table:formula="of:=IF([ANSWERS.B168]=&quot;&quot;;&quot;&quot;;IF([ANSWERS.B168]=[.B16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69]=&quot;&quot;;&quot;&quot;;[ANSWERS.A169])">
            <text:p/>
          </table:table-cell>
          <table:table-cell/>
          <table:table-cell table:formula="of:=IF([ANSWERS.B169]=&quot;&quot;;&quot;&quot;;IF([ANSWERS.B169]=[.B169];1;0))">
            <text:p/>
          </table:table-cell>
          <table:table-cell/>
        </table:table-row>
        <table:table-row table:style-name="ro1">
          <table:table-cell table:style-name="Default" table:formula="of:=IF([ANSWERS.A170]=&quot;&quot;;&quot;&quot;;[ANSWERS.A170])" office:value-type="string" office:string-value="CH. 12">
            <text:p>CH. 12</text:p>
          </table:table-cell>
          <table:table-cell/>
          <table:table-cell table:formula="of:=IF([ANSWERS.B170]=&quot;&quot;;&quot;&quot;;IF([ANSWERS.B170]=[.B170];1;0))">
            <text:p/>
          </table:table-cell>
          <table:table-cell/>
        </table:table-row>
        <table:table-row table:style-name="ro1">
          <table:table-cell table:style-name="Default" table:formula="of:=IF([ANSWERS.A171]=&quot;&quot;;&quot;&quot;;[ANSWERS.A171])" office:value-type="float" office:value="1">
            <text:p>1</text:p>
          </table:table-cell>
          <table:table-cell office:value-type="string">
            <text:p>B</text:p>
          </table:table-cell>
          <table:table-cell table:formula="of:=IF([ANSWERS.B171]=&quot;&quot;;&quot;&quot;;IF([ANSWERS.B171]=[.B17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2]=&quot;&quot;;&quot;&quot;;[ANSWERS.A172])" office:value-type="float" office:value="2">
            <text:p>2</text:p>
          </table:table-cell>
          <table:table-cell office:value-type="string">
            <text:p>C</text:p>
          </table:table-cell>
          <table:table-cell table:formula="of:=IF([ANSWERS.B172]=&quot;&quot;;&quot;&quot;;IF([ANSWERS.B172]=[.B17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3]=&quot;&quot;;&quot;&quot;;[ANSWERS.A173])" office:value-type="float" office:value="3">
            <text:p>3</text:p>
          </table:table-cell>
          <table:table-cell office:value-type="string">
            <text:p>C</text:p>
          </table:table-cell>
          <table:table-cell table:formula="of:=IF([ANSWERS.B173]=&quot;&quot;;&quot;&quot;;IF([ANSWERS.B173]=[.B17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4]=&quot;&quot;;&quot;&quot;;[ANSWERS.A174])" office:value-type="float" office:value="4">
            <text:p>4</text:p>
          </table:table-cell>
          <table:table-cell office:value-type="string">
            <text:p>A</text:p>
          </table:table-cell>
          <table:table-cell table:formula="of:=IF([ANSWERS.B174]=&quot;&quot;;&quot;&quot;;IF([ANSWERS.B174]=[.B17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5]=&quot;&quot;;&quot;&quot;;[ANSWERS.A175])" office:value-type="float" office:value="5">
            <text:p>5</text:p>
          </table:table-cell>
          <table:table-cell office:value-type="string">
            <text:p>C</text:p>
          </table:table-cell>
          <table:table-cell table:formula="of:=IF([ANSWERS.B175]=&quot;&quot;;&quot;&quot;;IF([ANSWERS.B175]=[.B17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6]=&quot;&quot;;&quot;&quot;;[ANSWERS.A176])" office:value-type="float" office:value="6">
            <text:p>6</text:p>
          </table:table-cell>
          <table:table-cell office:value-type="string">
            <text:p>A</text:p>
          </table:table-cell>
          <table:table-cell table:formula="of:=IF([ANSWERS.B176]=&quot;&quot;;&quot;&quot;;IF([ANSWERS.B176]=[.B17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7]=&quot;&quot;;&quot;&quot;;[ANSWERS.A177])" office:value-type="float" office:value="7">
            <text:p>7</text:p>
          </table:table-cell>
          <table:table-cell office:value-type="string">
            <text:p>B</text:p>
          </table:table-cell>
          <table:table-cell table:formula="of:=IF([ANSWERS.B177]=&quot;&quot;;&quot;&quot;;IF([ANSWERS.B177]=[.B17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8]=&quot;&quot;;&quot;&quot;;[ANSWERS.A178])" office:value-type="float" office:value="8">
            <text:p>8</text:p>
          </table:table-cell>
          <table:table-cell office:value-type="string">
            <text:p>A</text:p>
          </table:table-cell>
          <table:table-cell table:formula="of:=IF([ANSWERS.B178]=&quot;&quot;;&quot;&quot;;IF([ANSWERS.B178]=[.B17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79]=&quot;&quot;;&quot;&quot;;[ANSWERS.A179])" office:value-type="float" office:value="9">
            <text:p>9</text:p>
          </table:table-cell>
          <table:table-cell office:value-type="string">
            <text:p>D</text:p>
          </table:table-cell>
          <table:table-cell table:formula="of:=IF([ANSWERS.B179]=&quot;&quot;;&quot;&quot;;IF([ANSWERS.B179]=[.B17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0]=&quot;&quot;;&quot;&quot;;[ANSWERS.A180])" office:value-type="float" office:value="10">
            <text:p>10</text:p>
          </table:table-cell>
          <table:table-cell office:value-type="string">
            <text:p>A</text:p>
          </table:table-cell>
          <table:table-cell table:formula="of:=IF([ANSWERS.B180]=&quot;&quot;;&quot;&quot;;IF([ANSWERS.B180]=[.B18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1]=&quot;&quot;;&quot;&quot;;[ANSWERS.A181])" office:value-type="float" office:value="11">
            <text:p>11</text:p>
          </table:table-cell>
          <table:table-cell office:value-type="string">
            <text:p>D</text:p>
          </table:table-cell>
          <table:table-cell table:formula="of:=IF([ANSWERS.B181]=&quot;&quot;;&quot;&quot;;IF([ANSWERS.B181]=[.B18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2]=&quot;&quot;;&quot;&quot;;[ANSWERS.A182])" office:value-type="float" office:value="12">
            <text:p>12</text:p>
          </table:table-cell>
          <table:table-cell office:value-type="string">
            <text:p>B, D</text:p>
          </table:table-cell>
          <table:table-cell table:formula="of:=IF([ANSWERS.B182]=&quot;&quot;;&quot;&quot;;IF([ANSWERS.B182]=[.B18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3]=&quot;&quot;;&quot;&quot;;[ANSWERS.A183])" office:value-type="float" office:value="13">
            <text:p>13</text:p>
          </table:table-cell>
          <table:table-cell office:value-type="string">
            <text:p>A, C</text:p>
          </table:table-cell>
          <table:table-cell table:formula="of:=IF([ANSWERS.B183]=&quot;&quot;;&quot;&quot;;IF([ANSWERS.B183]=[.B18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4]=&quot;&quot;;&quot;&quot;;[ANSWERS.A184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184]=&quot;&quot;;&quot;&quot;;IF([ANSWERS.B184]=[.B18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5]=&quot;&quot;;&quot;&quot;;[ANSWERS.A185])" office:value-type="float" office:value="15">
            <text:p>15</text:p>
          </table:table-cell>
          <table:table-cell office:value-type="string">
            <text:p>C, D</text:p>
          </table:table-cell>
          <table:table-cell table:formula="of:=IF([ANSWERS.B185]=&quot;&quot;;&quot;&quot;;IF([ANSWERS.B185]=[.B18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6]=&quot;&quot;;&quot;&quot;;[ANSWERS.A186])">
            <text:p/>
          </table:table-cell>
          <table:table-cell/>
          <table:table-cell table:formula="of:=IF([ANSWERS.B186]=&quot;&quot;;&quot;&quot;;IF([ANSWERS.B186]=[.B186];1;0))">
            <text:p/>
          </table:table-cell>
          <table:table-cell/>
        </table:table-row>
        <table:table-row table:style-name="ro1">
          <table:table-cell table:style-name="Default" table:formula="of:=IF([ANSWERS.A187]=&quot;&quot;;&quot;&quot;;[ANSWERS.A187])" office:value-type="string" office:string-value="CH. 13">
            <text:p>CH. 13</text:p>
          </table:table-cell>
          <table:table-cell/>
          <table:table-cell table:formula="of:=IF([ANSWERS.B187]=&quot;&quot;;&quot;&quot;;IF([ANSWERS.B187]=[.B187];1;0))">
            <text:p/>
          </table:table-cell>
          <table:table-cell/>
        </table:table-row>
        <table:table-row table:style-name="ro1">
          <table:table-cell table:style-name="Default" table:formula="of:=IF([ANSWERS.A188]=&quot;&quot;;&quot;&quot;;[ANSWERS.A188])" office:value-type="float" office:value="1">
            <text:p>1</text:p>
          </table:table-cell>
          <table:table-cell office:value-type="string">
            <text:p>D</text:p>
          </table:table-cell>
          <table:table-cell table:formula="of:=IF([ANSWERS.B188]=&quot;&quot;;&quot;&quot;;IF([ANSWERS.B188]=[.B18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89]=&quot;&quot;;&quot;&quot;;[ANSWERS.A189])" office:value-type="float" office:value="2">
            <text:p>2</text:p>
          </table:table-cell>
          <table:table-cell office:value-type="string">
            <text:p>D</text:p>
          </table:table-cell>
          <table:table-cell table:formula="of:=IF([ANSWERS.B189]=&quot;&quot;;&quot;&quot;;IF([ANSWERS.B189]=[.B18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0]=&quot;&quot;;&quot;&quot;;[ANSWERS.A190])" office:value-type="float" office:value="3">
            <text:p>3</text:p>
          </table:table-cell>
          <table:table-cell office:value-type="string">
            <text:p>B</text:p>
          </table:table-cell>
          <table:table-cell table:formula="of:=IF([ANSWERS.B190]=&quot;&quot;;&quot;&quot;;IF([ANSWERS.B190]=[.B19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1]=&quot;&quot;;&quot;&quot;;[ANSWERS.A191])" office:value-type="float" office:value="4">
            <text:p>4</text:p>
          </table:table-cell>
          <table:table-cell office:value-type="string">
            <text:p>A</text:p>
          </table:table-cell>
          <table:table-cell table:formula="of:=IF([ANSWERS.B191]=&quot;&quot;;&quot;&quot;;IF([ANSWERS.B191]=[.B19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2]=&quot;&quot;;&quot;&quot;;[ANSWERS.A192])" office:value-type="float" office:value="5">
            <text:p>5</text:p>
          </table:table-cell>
          <table:table-cell office:value-type="string">
            <text:p>C</text:p>
          </table:table-cell>
          <table:table-cell table:formula="of:=IF([ANSWERS.B192]=&quot;&quot;;&quot;&quot;;IF([ANSWERS.B192]=[.B19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3]=&quot;&quot;;&quot;&quot;;[ANSWERS.A193])" office:value-type="float" office:value="6">
            <text:p>6</text:p>
          </table:table-cell>
          <table:table-cell office:value-type="string">
            <text:p>A, C</text:p>
          </table:table-cell>
          <table:table-cell table:formula="of:=IF([ANSWERS.B193]=&quot;&quot;;&quot;&quot;;IF([ANSWERS.B193]=[.B19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4]=&quot;&quot;;&quot;&quot;;[ANSWERS.A194])" office:value-type="float" office:value="7">
            <text:p>7</text:p>
          </table:table-cell>
          <table:table-cell office:value-type="string">
            <text:p>C</text:p>
          </table:table-cell>
          <table:table-cell table:formula="of:=IF([ANSWERS.B194]=&quot;&quot;;&quot;&quot;;IF([ANSWERS.B194]=[.B19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5]=&quot;&quot;;&quot;&quot;;[ANSWERS.A195])" office:value-type="float" office:value="8">
            <text:p>8</text:p>
          </table:table-cell>
          <table:table-cell office:value-type="string">
            <text:p>B</text:p>
          </table:table-cell>
          <table:table-cell table:formula="of:=IF([ANSWERS.B195]=&quot;&quot;;&quot;&quot;;IF([ANSWERS.B195]=[.B19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6]=&quot;&quot;;&quot;&quot;;[ANSWERS.A196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196]=&quot;&quot;;&quot;&quot;;IF([ANSWERS.B196]=[.B19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7]=&quot;&quot;;&quot;&quot;;[ANSWERS.A197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197]=&quot;&quot;;&quot;&quot;;IF([ANSWERS.B197]=[.B19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8]=&quot;&quot;;&quot;&quot;;[ANSWERS.A198])" office:value-type="float" office:value="11">
            <text:p>11</text:p>
          </table:table-cell>
          <table:table-cell office:value-type="string">
            <text:p>A</text:p>
          </table:table-cell>
          <table:table-cell table:formula="of:=IF([ANSWERS.B198]=&quot;&quot;;&quot;&quot;;IF([ANSWERS.B198]=[.B19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199]=&quot;&quot;;&quot;&quot;;[ANSWERS.A199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199]=&quot;&quot;;&quot;&quot;;IF([ANSWERS.B199]=[.B19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0]=&quot;&quot;;&quot;&quot;;[ANSWERS.A200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200]=&quot;&quot;;&quot;&quot;;IF([ANSWERS.B200]=[.B20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1]=&quot;&quot;;&quot;&quot;;[ANSWERS.A201])" office:value-type="float" office:value="14">
            <text:p>14</text:p>
          </table:table-cell>
          <table:table-cell office:value-type="string">
            <text:p>C</text:p>
          </table:table-cell>
          <table:table-cell table:formula="of:=IF([ANSWERS.B201]=&quot;&quot;;&quot;&quot;;IF([ANSWERS.B201]=[.B20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2]=&quot;&quot;;&quot;&quot;;[ANSWERS.A202])" office:value-type="float" office:value="15">
            <text:p>15</text:p>
          </table:table-cell>
          <table:table-cell office:value-type="string">
            <text:p>A</text:p>
          </table:table-cell>
          <table:table-cell table:formula="of:=IF([ANSWERS.B202]=&quot;&quot;;&quot;&quot;;IF([ANSWERS.B202]=[.B20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3]=&quot;&quot;;&quot;&quot;;[ANSWERS.A203])">
            <text:p/>
          </table:table-cell>
          <table:table-cell/>
          <table:table-cell table:formula="of:=IF([ANSWERS.B203]=&quot;&quot;;&quot;&quot;;IF([ANSWERS.B203]=[.B203];1;0))">
            <text:p/>
          </table:table-cell>
          <table:table-cell/>
        </table:table-row>
        <table:table-row table:style-name="ro1">
          <table:table-cell table:style-name="Default" table:formula="of:=IF([ANSWERS.A204]=&quot;&quot;;&quot;&quot;;[ANSWERS.A204])" office:value-type="string" office:string-value="CH. 14">
            <text:p>CH. 14</text:p>
          </table:table-cell>
          <table:table-cell/>
          <table:table-cell table:formula="of:=IF([ANSWERS.B204]=&quot;&quot;;&quot;&quot;;IF([ANSWERS.B204]=[.B204];1;0))">
            <text:p/>
          </table:table-cell>
          <table:table-cell/>
        </table:table-row>
        <table:table-row table:style-name="ro1">
          <table:table-cell table:style-name="Default" table:formula="of:=IF([ANSWERS.A205]=&quot;&quot;;&quot;&quot;;[ANSWERS.A205])" office:value-type="float" office:value="1">
            <text:p>1</text:p>
          </table:table-cell>
          <table:table-cell office:value-type="string">
            <text:p>A</text:p>
          </table:table-cell>
          <table:table-cell table:formula="of:=IF([ANSWERS.B205]=&quot;&quot;;&quot;&quot;;IF([ANSWERS.B205]=[.B20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6]=&quot;&quot;;&quot;&quot;;[ANSWERS.A206])" office:value-type="float" office:value="2">
            <text:p>2</text:p>
          </table:table-cell>
          <table:table-cell office:value-type="string">
            <text:p>A</text:p>
          </table:table-cell>
          <table:table-cell table:formula="of:=IF([ANSWERS.B206]=&quot;&quot;;&quot;&quot;;IF([ANSWERS.B206]=[.B20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7]=&quot;&quot;;&quot;&quot;;[ANSWERS.A207])" office:value-type="float" office:value="3">
            <text:p>3</text:p>
          </table:table-cell>
          <table:table-cell office:value-type="string">
            <text:p>D</text:p>
          </table:table-cell>
          <table:table-cell table:formula="of:=IF([ANSWERS.B207]=&quot;&quot;;&quot;&quot;;IF([ANSWERS.B207]=[.B20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8]=&quot;&quot;;&quot;&quot;;[ANSWERS.A208])" office:value-type="float" office:value="4">
            <text:p>4</text:p>
          </table:table-cell>
          <table:table-cell office:value-type="string">
            <text:p>B</text:p>
          </table:table-cell>
          <table:table-cell table:formula="of:=IF([ANSWERS.B208]=&quot;&quot;;&quot;&quot;;IF([ANSWERS.B208]=[.B20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09]=&quot;&quot;;&quot;&quot;;[ANSWERS.A209])" office:value-type="float" office:value="5">
            <text:p>5</text:p>
          </table:table-cell>
          <table:table-cell office:value-type="string">
            <text:p>B, D</text:p>
          </table:table-cell>
          <table:table-cell table:formula="of:=IF([ANSWERS.B209]=&quot;&quot;;&quot;&quot;;IF([ANSWERS.B209]=[.B20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0]=&quot;&quot;;&quot;&quot;;[ANSWERS.A210])" office:value-type="float" office:value="6">
            <text:p>6</text:p>
          </table:table-cell>
          <table:table-cell office:value-type="string">
            <text:p>A</text:p>
          </table:table-cell>
          <table:table-cell table:formula="of:=IF([ANSWERS.B210]=&quot;&quot;;&quot;&quot;;IF([ANSWERS.B210]=[.B21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1]=&quot;&quot;;&quot;&quot;;[ANSWERS.A211])" office:value-type="float" office:value="7">
            <text:p>7</text:p>
          </table:table-cell>
          <table:table-cell office:value-type="string">
            <text:p>C</text:p>
          </table:table-cell>
          <table:table-cell table:formula="of:=IF([ANSWERS.B211]=&quot;&quot;;&quot;&quot;;IF([ANSWERS.B211]=[.B21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2]=&quot;&quot;;&quot;&quot;;[ANSWERS.A212])" office:value-type="float" office:value="8">
            <text:p>8</text:p>
          </table:table-cell>
          <table:table-cell office:value-type="string">
            <text:p>B</text:p>
          </table:table-cell>
          <table:table-cell table:formula="of:=IF([ANSWERS.B212]=&quot;&quot;;&quot;&quot;;IF([ANSWERS.B212]=[.B21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3]=&quot;&quot;;&quot;&quot;;[ANSWERS.A213])" office:value-type="float" office:value="9">
            <text:p>9</text:p>
          </table:table-cell>
          <table:table-cell office:value-type="string">
            <text:p>D</text:p>
          </table:table-cell>
          <table:table-cell table:formula="of:=IF([ANSWERS.B213]=&quot;&quot;;&quot;&quot;;IF([ANSWERS.B213]=[.B21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4]=&quot;&quot;;&quot;&quot;;[ANSWERS.A214])" office:value-type="float" office:value="10">
            <text:p>10</text:p>
          </table:table-cell>
          <table:table-cell office:value-type="string">
            <text:p>C</text:p>
          </table:table-cell>
          <table:table-cell table:formula="of:=IF([ANSWERS.B214]=&quot;&quot;;&quot;&quot;;IF([ANSWERS.B214]=[.B21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5]=&quot;&quot;;&quot;&quot;;[ANSWERS.A215])" office:value-type="float" office:value="11">
            <text:p>11</text:p>
          </table:table-cell>
          <table:table-cell office:value-type="string">
            <text:p>B</text:p>
          </table:table-cell>
          <table:table-cell table:formula="of:=IF([ANSWERS.B215]=&quot;&quot;;&quot;&quot;;IF([ANSWERS.B215]=[.B21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6]=&quot;&quot;;&quot;&quot;;[ANSWERS.A216])" office:value-type="float" office:value="12">
            <text:p>12</text:p>
          </table:table-cell>
          <table:table-cell office:value-type="string">
            <text:p>A, B, C, D</text:p>
          </table:table-cell>
          <table:table-cell table:formula="of:=IF([ANSWERS.B216]=&quot;&quot;;&quot;&quot;;IF([ANSWERS.B216]=[.B21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7]=&quot;&quot;;&quot;&quot;;[ANSWERS.A217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217]=&quot;&quot;;&quot;&quot;;IF([ANSWERS.B217]=[.B21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8]=&quot;&quot;;&quot;&quot;;[ANSWERS.A218])" office:value-type="float" office:value="14">
            <text:p>14</text:p>
          </table:table-cell>
          <table:table-cell office:value-type="string">
            <text:p>A</text:p>
          </table:table-cell>
          <table:table-cell table:formula="of:=IF([ANSWERS.B218]=&quot;&quot;;&quot;&quot;;IF([ANSWERS.B218]=[.B21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19]=&quot;&quot;;&quot;&quot;;[ANSWERS.A219])" office:value-type="float" office:value="15">
            <text:p>15</text:p>
          </table:table-cell>
          <table:table-cell office:value-type="string">
            <text:p>B</text:p>
          </table:table-cell>
          <table:table-cell table:formula="of:=IF([ANSWERS.B219]=&quot;&quot;;&quot;&quot;;IF([ANSWERS.B219]=[.B21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0]=&quot;&quot;;&quot;&quot;;[ANSWERS.A220])">
            <text:p/>
          </table:table-cell>
          <table:table-cell/>
          <table:table-cell table:formula="of:=IF([ANSWERS.B220]=&quot;&quot;;&quot;&quot;;IF([ANSWERS.B220]=[.B220];1;0))">
            <text:p/>
          </table:table-cell>
          <table:table-cell/>
        </table:table-row>
        <table:table-row table:style-name="ro1">
          <table:table-cell table:style-name="Default" table:formula="of:=IF([ANSWERS.A221]=&quot;&quot;;&quot;&quot;;[ANSWERS.A221])" office:value-type="string" office:string-value="CH. 15">
            <text:p>CH. 15</text:p>
          </table:table-cell>
          <table:table-cell/>
          <table:table-cell table:formula="of:=IF([ANSWERS.B221]=&quot;&quot;;&quot;&quot;;IF([ANSWERS.B221]=[.B221];1;0))">
            <text:p/>
          </table:table-cell>
          <table:table-cell/>
        </table:table-row>
        <table:table-row table:style-name="ro1">
          <table:table-cell table:style-name="Default" table:formula="of:=IF([ANSWERS.A222]=&quot;&quot;;&quot;&quot;;[ANSWERS.A222])" office:value-type="float" office:value="1">
            <text:p>1</text:p>
          </table:table-cell>
          <table:table-cell office:value-type="string">
            <text:p>D</text:p>
          </table:table-cell>
          <table:table-cell table:formula="of:=IF([ANSWERS.B222]=&quot;&quot;;&quot;&quot;;IF([ANSWERS.B222]=[.B22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3]=&quot;&quot;;&quot;&quot;;[ANSWERS.A223])" office:value-type="float" office:value="2">
            <text:p>2</text:p>
          </table:table-cell>
          <table:table-cell office:value-type="string">
            <text:p>D</text:p>
          </table:table-cell>
          <table:table-cell table:formula="of:=IF([ANSWERS.B223]=&quot;&quot;;&quot;&quot;;IF([ANSWERS.B223]=[.B22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4]=&quot;&quot;;&quot;&quot;;[ANSWERS.A224])" office:value-type="float" office:value="3">
            <text:p>3</text:p>
          </table:table-cell>
          <table:table-cell office:value-type="string">
            <text:p>A, B</text:p>
          </table:table-cell>
          <table:table-cell table:formula="of:=IF([ANSWERS.B224]=&quot;&quot;;&quot;&quot;;IF([ANSWERS.B224]=[.B22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5]=&quot;&quot;;&quot;&quot;;[ANSWERS.A225])" office:value-type="float" office:value="4">
            <text:p>4</text:p>
          </table:table-cell>
          <table:table-cell office:value-type="string">
            <text:p>C</text:p>
          </table:table-cell>
          <table:table-cell table:formula="of:=IF([ANSWERS.B225]=&quot;&quot;;&quot;&quot;;IF([ANSWERS.B225]=[.B22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6]=&quot;&quot;;&quot;&quot;;[ANSWERS.A226])" office:value-type="float" office:value="5">
            <text:p>5</text:p>
          </table:table-cell>
          <table:table-cell office:value-type="string">
            <text:p>C</text:p>
          </table:table-cell>
          <table:table-cell table:formula="of:=IF([ANSWERS.B226]=&quot;&quot;;&quot;&quot;;IF([ANSWERS.B226]=[.B22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7]=&quot;&quot;;&quot;&quot;;[ANSWERS.A227])" office:value-type="float" office:value="6">
            <text:p>6</text:p>
          </table:table-cell>
          <table:table-cell office:value-type="string">
            <text:p>C</text:p>
          </table:table-cell>
          <table:table-cell table:formula="of:=IF([ANSWERS.B227]=&quot;&quot;;&quot;&quot;;IF([ANSWERS.B227]=[.B22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28]=&quot;&quot;;&quot;&quot;;[ANSWERS.A228])" office:value-type="float" office:value="7">
            <text:p>7</text:p>
          </table:table-cell>
          <table:table-cell office:value-type="string">
            <text:p>A</text:p>
          </table:table-cell>
          <table:table-cell table:formula="of:=IF([ANSWERS.B228]=&quot;&quot;;&quot;&quot;;IF([ANSWERS.B228]=[.B228];1;0))" office:value-type="float" office:value="0">
            <text:p>0</text:p>
          </table:table-cell>
          <table:table-cell/>
        </table:table-row>
        <table:table-row table:style-name="ro1">
          <table:table-cell table:style-name="Default" table:formula="of:=IF([ANSWERS.A229]=&quot;&quot;;&quot;&quot;;[ANSWERS.A229])" office:value-type="float" office:value="8">
            <text:p>8</text:p>
          </table:table-cell>
          <table:table-cell office:value-type="string">
            <text:p>D</text:p>
          </table:table-cell>
          <table:table-cell table:formula="of:=IF([ANSWERS.B229]=&quot;&quot;;&quot;&quot;;IF([ANSWERS.B229]=[.B22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0]=&quot;&quot;;&quot;&quot;;[ANSWERS.A230])" office:value-type="float" office:value="9">
            <text:p>9</text:p>
          </table:table-cell>
          <table:table-cell office:value-type="string">
            <text:p>C</text:p>
          </table:table-cell>
          <table:table-cell table:formula="of:=IF([ANSWERS.B230]=&quot;&quot;;&quot;&quot;;IF([ANSWERS.B230]=[.B230];1;0))" office:value-type="float" office:value="0">
            <text:p>0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Default" table:formula="of:=IF([ANSWERS.A231]=&quot;&quot;;&quot;&quot;;[ANSWERS.A231])" office:value-type="float" office:value="10">
            <text:p>10</text:p>
          </table:table-cell>
          <table:table-cell office:value-type="string">
            <text:p>D</text:p>
          </table:table-cell>
          <table:table-cell table:formula="of:=IF([ANSWERS.B231]=&quot;&quot;;&quot;&quot;;IF([ANSWERS.B231]=[.B231];1;0))" office:value-type="float" office:value="0">
            <text:p>0</text:p>
          </table:table-cell>
          <table:table-cell office:value-type="string">
            <text:p>!!!</text:p>
          </table:table-cell>
        </table:table-row>
        <table:table-row table:style-name="ro1">
          <table:table-cell table:style-name="Default" table:formula="of:=IF([ANSWERS.A232]=&quot;&quot;;&quot;&quot;;[ANSWERS.A232])" office:value-type="float" office:value="11">
            <text:p>11</text:p>
          </table:table-cell>
          <table:table-cell office:value-type="string">
            <text:p>B</text:p>
          </table:table-cell>
          <table:table-cell table:formula="of:=IF([ANSWERS.B232]=&quot;&quot;;&quot;&quot;;IF([ANSWERS.B232]=[.B23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3]=&quot;&quot;;&quot;&quot;;[ANSWERS.A233])" office:value-type="float" office:value="12">
            <text:p>12</text:p>
          </table:table-cell>
          <table:table-cell office:value-type="string">
            <text:p>C</text:p>
          </table:table-cell>
          <table:table-cell table:formula="of:=IF([ANSWERS.B233]=&quot;&quot;;&quot;&quot;;IF([ANSWERS.B233]=[.B23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4]=&quot;&quot;;&quot;&quot;;[ANSWERS.A234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234]=&quot;&quot;;&quot;&quot;;IF([ANSWERS.B234]=[.B23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5]=&quot;&quot;;&quot;&quot;;[ANSWERS.A235])" office:value-type="float" office:value="14">
            <text:p>14</text:p>
          </table:table-cell>
          <table:table-cell office:value-type="string">
            <text:p>D</text:p>
          </table:table-cell>
          <table:table-cell table:formula="of:=IF([ANSWERS.B235]=&quot;&quot;;&quot;&quot;;IF([ANSWERS.B235]=[.B23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6]=&quot;&quot;;&quot;&quot;;[ANSWERS.A236])" office:value-type="float" office:value="15">
            <text:p>15</text:p>
          </table:table-cell>
          <table:table-cell office:value-type="string">
            <text:p>A, D</text:p>
          </table:table-cell>
          <table:table-cell table:formula="of:=IF([ANSWERS.B236]=&quot;&quot;;&quot;&quot;;IF([ANSWERS.B236]=[.B23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37]=&quot;&quot;;&quot;&quot;;[ANSWERS.A237])">
            <text:p/>
          </table:table-cell>
          <table:table-cell/>
          <table:table-cell table:formula="of:=IF([ANSWERS.B237]=&quot;&quot;;&quot;&quot;;IF([ANSWERS.B237]=[.B237];1;0))">
            <text:p/>
          </table:table-cell>
          <table:table-cell/>
        </table:table-row>
        <table:table-row table:style-name="ro1">
          <table:table-cell table:style-name="Default" table:formula="of:=IF([ANSWERS.A238]=&quot;&quot;;&quot;&quot;;[ANSWERS.A238])" office:value-type="string" office:string-value="CH. 16">
            <text:p>CH. 16</text:p>
          </table:table-cell>
          <table:table-cell/>
          <table:table-cell table:formula="of:=IF([ANSWERS.B238]=&quot;&quot;;&quot;&quot;;IF([ANSWERS.B238]=[.B238];1;0))">
            <text:p/>
          </table:table-cell>
          <table:table-cell/>
        </table:table-row>
        <table:table-row table:style-name="ro1">
          <table:table-cell table:style-name="Default" table:formula="of:=IF([ANSWERS.A239]=&quot;&quot;;&quot;&quot;;[ANSWERS.A239])" office:value-type="float" office:value="1">
            <text:p>1</text:p>
          </table:table-cell>
          <table:table-cell office:value-type="string">
            <text:p>C</text:p>
          </table:table-cell>
          <table:table-cell table:formula="of:=IF([ANSWERS.B239]=&quot;&quot;;&quot;&quot;;IF([ANSWERS.B239]=[.B23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0]=&quot;&quot;;&quot;&quot;;[ANSWERS.A240])" office:value-type="float" office:value="2">
            <text:p>2</text:p>
          </table:table-cell>
          <table:table-cell office:value-type="string">
            <text:p>A</text:p>
          </table:table-cell>
          <table:table-cell table:formula="of:=IF([ANSWERS.B240]=&quot;&quot;;&quot;&quot;;IF([ANSWERS.B240]=[.B24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1]=&quot;&quot;;&quot;&quot;;[ANSWERS.A241])" office:value-type="float" office:value="3">
            <text:p>3</text:p>
          </table:table-cell>
          <table:table-cell office:value-type="string">
            <text:p>A, B, C, D</text:p>
          </table:table-cell>
          <table:table-cell table:formula="of:=IF([ANSWERS.B241]=&quot;&quot;;&quot;&quot;;IF([ANSWERS.B241]=[.B24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2]=&quot;&quot;;&quot;&quot;;[ANSWERS.A242])" office:value-type="float" office:value="4">
            <text:p>4</text:p>
          </table:table-cell>
          <table:table-cell office:value-type="string">
            <text:p>B</text:p>
          </table:table-cell>
          <table:table-cell table:formula="of:=IF([ANSWERS.B242]=&quot;&quot;;&quot;&quot;;IF([ANSWERS.B242]=[.B24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3]=&quot;&quot;;&quot;&quot;;[ANSWERS.A243])" office:value-type="float" office:value="5">
            <text:p>5</text:p>
          </table:table-cell>
          <table:table-cell office:value-type="string">
            <text:p>A</text:p>
          </table:table-cell>
          <table:table-cell table:formula="of:=IF([ANSWERS.B243]=&quot;&quot;;&quot;&quot;;IF([ANSWERS.B243]=[.B24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4]=&quot;&quot;;&quot;&quot;;[ANSWERS.A244])" office:value-type="float" office:value="6">
            <text:p>6</text:p>
          </table:table-cell>
          <table:table-cell office:value-type="string">
            <text:p>C</text:p>
          </table:table-cell>
          <table:table-cell table:formula="of:=IF([ANSWERS.B244]=&quot;&quot;;&quot;&quot;;IF([ANSWERS.B244]=[.B24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5]=&quot;&quot;;&quot;&quot;;[ANSWERS.A245])" office:value-type="float" office:value="7">
            <text:p>7</text:p>
          </table:table-cell>
          <table:table-cell office:value-type="string">
            <text:p>A</text:p>
          </table:table-cell>
          <table:table-cell table:formula="of:=IF([ANSWERS.B245]=&quot;&quot;;&quot;&quot;;IF([ANSWERS.B245]=[.B24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6]=&quot;&quot;;&quot;&quot;;[ANSWERS.A246])" office:value-type="float" office:value="8">
            <text:p>8</text:p>
          </table:table-cell>
          <table:table-cell office:value-type="string">
            <text:p>A, C</text:p>
          </table:table-cell>
          <table:table-cell table:formula="of:=IF([ANSWERS.B246]=&quot;&quot;;&quot;&quot;;IF([ANSWERS.B246]=[.B24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7]=&quot;&quot;;&quot;&quot;;[ANSWERS.A247])" office:value-type="float" office:value="9">
            <text:p>9</text:p>
          </table:table-cell>
          <table:table-cell office:value-type="string">
            <text:p>B</text:p>
          </table:table-cell>
          <table:table-cell table:formula="of:=IF([ANSWERS.B247]=&quot;&quot;;&quot;&quot;;IF([ANSWERS.B247]=[.B24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8]=&quot;&quot;;&quot;&quot;;[ANSWERS.A248])" office:value-type="float" office:value="10">
            <text:p>10</text:p>
          </table:table-cell>
          <table:table-cell office:value-type="string">
            <text:p>B</text:p>
          </table:table-cell>
          <table:table-cell table:formula="of:=IF([ANSWERS.B248]=&quot;&quot;;&quot;&quot;;IF([ANSWERS.B248]=[.B24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49]=&quot;&quot;;&quot;&quot;;[ANSWERS.A249])" office:value-type="float" office:value="11">
            <text:p>11</text:p>
          </table:table-cell>
          <table:table-cell office:value-type="string">
            <text:p>B</text:p>
          </table:table-cell>
          <table:table-cell table:formula="of:=IF([ANSWERS.B249]=&quot;&quot;;&quot;&quot;;IF([ANSWERS.B249]=[.B24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0]=&quot;&quot;;&quot;&quot;;[ANSWERS.A250])" office:value-type="float" office:value="12">
            <text:p>12</text:p>
          </table:table-cell>
          <table:table-cell office:value-type="string">
            <text:p>D</text:p>
          </table:table-cell>
          <table:table-cell table:formula="of:=IF([ANSWERS.B250]=&quot;&quot;;&quot;&quot;;IF([ANSWERS.B250]=[.B25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1]=&quot;&quot;;&quot;&quot;;[ANSWERS.A251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251]=&quot;&quot;;&quot;&quot;;IF([ANSWERS.B251]=[.B25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2]=&quot;&quot;;&quot;&quot;;[ANSWERS.A252])" office:value-type="float" office:value="14">
            <text:p>14</text:p>
          </table:table-cell>
          <table:table-cell office:value-type="string">
            <text:p>B</text:p>
          </table:table-cell>
          <table:table-cell table:formula="of:=IF([ANSWERS.B252]=&quot;&quot;;&quot;&quot;;IF([ANSWERS.B252]=[.B25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3]=&quot;&quot;;&quot;&quot;;[ANSWERS.A253])" office:value-type="float" office:value="15">
            <text:p>15</text:p>
          </table:table-cell>
          <table:table-cell office:value-type="string">
            <text:p>B</text:p>
          </table:table-cell>
          <table:table-cell table:formula="of:=IF([ANSWERS.B253]=&quot;&quot;;&quot;&quot;;IF([ANSWERS.B253]=[.B25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4]=&quot;&quot;;&quot;&quot;;[ANSWERS.A254])">
            <text:p/>
          </table:table-cell>
          <table:table-cell/>
          <table:table-cell table:formula="of:=IF([ANSWERS.B254]=&quot;&quot;;&quot;&quot;;IF([ANSWERS.B254]=[.B254];1;0))">
            <text:p/>
          </table:table-cell>
          <table:table-cell/>
        </table:table-row>
        <table:table-row table:style-name="ro1">
          <table:table-cell table:style-name="Default" table:formula="of:=IF([ANSWERS.A255]=&quot;&quot;;&quot;&quot;;[ANSWERS.A255])" office:value-type="string" office:string-value="CH. 17">
            <text:p>CH. 17</text:p>
          </table:table-cell>
          <table:table-cell/>
          <table:table-cell table:formula="of:=IF([ANSWERS.B255]=&quot;&quot;;&quot;&quot;;IF([ANSWERS.B255]=[.B255];1;0))">
            <text:p/>
          </table:table-cell>
          <table:table-cell/>
        </table:table-row>
        <table:table-row table:style-name="ro1">
          <table:table-cell table:style-name="Default" table:formula="of:=IF([ANSWERS.A256]=&quot;&quot;;&quot;&quot;;[ANSWERS.A256])" office:value-type="float" office:value="1">
            <text:p>1</text:p>
          </table:table-cell>
          <table:table-cell office:value-type="string">
            <text:p>D</text:p>
          </table:table-cell>
          <table:table-cell table:formula="of:=IF([ANSWERS.B256]=&quot;&quot;;&quot;&quot;;IF([ANSWERS.B256]=[.B25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7]=&quot;&quot;;&quot;&quot;;[ANSWERS.A257])" office:value-type="float" office:value="2">
            <text:p>2</text:p>
          </table:table-cell>
          <table:table-cell office:value-type="string">
            <text:p>A</text:p>
          </table:table-cell>
          <table:table-cell table:formula="of:=IF([ANSWERS.B257]=&quot;&quot;;&quot;&quot;;IF([ANSWERS.B257]=[.B25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8]=&quot;&quot;;&quot;&quot;;[ANSWERS.A258])" office:value-type="float" office:value="3">
            <text:p>3</text:p>
          </table:table-cell>
          <table:table-cell office:value-type="string">
            <text:p>D</text:p>
          </table:table-cell>
          <table:table-cell table:formula="of:=IF([ANSWERS.B258]=&quot;&quot;;&quot;&quot;;IF([ANSWERS.B258]=[.B25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59]=&quot;&quot;;&quot;&quot;;[ANSWERS.A259])" office:value-type="float" office:value="4">
            <text:p>4</text:p>
          </table:table-cell>
          <table:table-cell office:value-type="string">
            <text:p>D</text:p>
          </table:table-cell>
          <table:table-cell table:formula="of:=IF([ANSWERS.B259]=&quot;&quot;;&quot;&quot;;IF([ANSWERS.B259]=[.B25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0]=&quot;&quot;;&quot;&quot;;[ANSWERS.A260])" office:value-type="float" office:value="5">
            <text:p>5</text:p>
          </table:table-cell>
          <table:table-cell office:value-type="string">
            <text:p>A</text:p>
          </table:table-cell>
          <table:table-cell table:formula="of:=IF([ANSWERS.B260]=&quot;&quot;;&quot;&quot;;IF([ANSWERS.B260]=[.B26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1]=&quot;&quot;;&quot;&quot;;[ANSWERS.A261])" office:value-type="float" office:value="6">
            <text:p>6</text:p>
          </table:table-cell>
          <table:table-cell office:value-type="string">
            <text:p>B</text:p>
          </table:table-cell>
          <table:table-cell table:formula="of:=IF([ANSWERS.B261]=&quot;&quot;;&quot;&quot;;IF([ANSWERS.B261]=[.B26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2]=&quot;&quot;;&quot;&quot;;[ANSWERS.A262])" office:value-type="float" office:value="7">
            <text:p>7</text:p>
          </table:table-cell>
          <table:table-cell office:value-type="string">
            <text:p>B</text:p>
          </table:table-cell>
          <table:table-cell table:formula="of:=IF([ANSWERS.B262]=&quot;&quot;;&quot;&quot;;IF([ANSWERS.B262]=[.B26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3]=&quot;&quot;;&quot;&quot;;[ANSWERS.A263])" office:value-type="float" office:value="8">
            <text:p>8</text:p>
          </table:table-cell>
          <table:table-cell office:value-type="string">
            <text:p>A</text:p>
          </table:table-cell>
          <table:table-cell table:formula="of:=IF([ANSWERS.B263]=&quot;&quot;;&quot;&quot;;IF([ANSWERS.B263]=[.B26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4]=&quot;&quot;;&quot;&quot;;[ANSWERS.A264])" office:value-type="float" office:value="9">
            <text:p>9</text:p>
          </table:table-cell>
          <table:table-cell office:value-type="string">
            <text:p>A</text:p>
          </table:table-cell>
          <table:table-cell table:formula="of:=IF([ANSWERS.B264]=&quot;&quot;;&quot;&quot;;IF([ANSWERS.B264]=[.B26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5]=&quot;&quot;;&quot;&quot;;[ANSWERS.A265])" office:value-type="float" office:value="10">
            <text:p>10</text:p>
          </table:table-cell>
          <table:table-cell office:value-type="string">
            <text:p>A</text:p>
          </table:table-cell>
          <table:table-cell table:formula="of:=IF([ANSWERS.B265]=&quot;&quot;;&quot;&quot;;IF([ANSWERS.B265]=[.B26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6]=&quot;&quot;;&quot;&quot;;[ANSWERS.A266])" office:value-type="float" office:value="11">
            <text:p>11</text:p>
          </table:table-cell>
          <table:table-cell office:value-type="string">
            <text:p>A, D</text:p>
          </table:table-cell>
          <table:table-cell table:formula="of:=IF([ANSWERS.B266]=&quot;&quot;;&quot;&quot;;IF([ANSWERS.B266]=[.B26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7]=&quot;&quot;;&quot;&quot;;[ANSWERS.A267])" office:value-type="float" office:value="12">
            <text:p>12</text:p>
          </table:table-cell>
          <table:table-cell office:value-type="string">
            <text:p>B</text:p>
          </table:table-cell>
          <table:table-cell table:formula="of:=IF([ANSWERS.B267]=&quot;&quot;;&quot;&quot;;IF([ANSWERS.B267]=[.B26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8]=&quot;&quot;;&quot;&quot;;[ANSWERS.A268])" office:value-type="float" office:value="13">
            <text:p>13</text:p>
          </table:table-cell>
          <table:table-cell office:value-type="string">
            <text:p>A</text:p>
          </table:table-cell>
          <table:table-cell table:formula="of:=IF([ANSWERS.B268]=&quot;&quot;;&quot;&quot;;IF([ANSWERS.B268]=[.B26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69]=&quot;&quot;;&quot;&quot;;[ANSWERS.A269])" office:value-type="float" office:value="14">
            <text:p>14</text:p>
          </table:table-cell>
          <table:table-cell office:value-type="string">
            <text:p>A</text:p>
          </table:table-cell>
          <table:table-cell table:formula="of:=IF([ANSWERS.B269]=&quot;&quot;;&quot;&quot;;IF([ANSWERS.B269]=[.B26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0]=&quot;&quot;;&quot;&quot;;[ANSWERS.A270])" office:value-type="float" office:value="15">
            <text:p>15</text:p>
          </table:table-cell>
          <table:table-cell office:value-type="string">
            <text:p>B, C, D</text:p>
          </table:table-cell>
          <table:table-cell table:formula="of:=IF([ANSWERS.B270]=&quot;&quot;;&quot;&quot;;IF([ANSWERS.B270]=[.B27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1]=&quot;&quot;;&quot;&quot;;[ANSWERS.A271])">
            <text:p/>
          </table:table-cell>
          <table:table-cell/>
          <table:table-cell table:formula="of:=IF([ANSWERS.B271]=&quot;&quot;;&quot;&quot;;IF([ANSWERS.B271]=[.B271];1;0))">
            <text:p/>
          </table:table-cell>
          <table:table-cell/>
        </table:table-row>
        <table:table-row table:style-name="ro1">
          <table:table-cell table:style-name="Default" table:formula="of:=IF([ANSWERS.A272]=&quot;&quot;;&quot;&quot;;[ANSWERS.A272])" office:value-type="string" office:string-value="CH. 18">
            <text:p>CH. 18</text:p>
          </table:table-cell>
          <table:table-cell/>
          <table:table-cell table:formula="of:=IF([ANSWERS.B272]=&quot;&quot;;&quot;&quot;;IF([ANSWERS.B272]=[.B272];1;0))">
            <text:p/>
          </table:table-cell>
          <table:table-cell/>
        </table:table-row>
        <table:table-row table:style-name="ro1">
          <table:table-cell table:style-name="Default" table:formula="of:=IF([ANSWERS.A273]=&quot;&quot;;&quot;&quot;;[ANSWERS.A273])" office:value-type="float" office:value="1">
            <text:p>1</text:p>
          </table:table-cell>
          <table:table-cell office:value-type="string">
            <text:p>C</text:p>
          </table:table-cell>
          <table:table-cell table:formula="of:=IF([ANSWERS.B273]=&quot;&quot;;&quot;&quot;;IF([ANSWERS.B273]=[.B27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4]=&quot;&quot;;&quot;&quot;;[ANSWERS.A274])" office:value-type="float" office:value="2">
            <text:p>2</text:p>
          </table:table-cell>
          <table:table-cell office:value-type="string">
            <text:p>A</text:p>
          </table:table-cell>
          <table:table-cell table:formula="of:=IF([ANSWERS.B274]=&quot;&quot;;&quot;&quot;;IF([ANSWERS.B274]=[.B27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5]=&quot;&quot;;&quot;&quot;;[ANSWERS.A275])" office:value-type="float" office:value="3">
            <text:p>3</text:p>
          </table:table-cell>
          <table:table-cell office:value-type="string">
            <text:p>C</text:p>
          </table:table-cell>
          <table:table-cell table:formula="of:=IF([ANSWERS.B275]=&quot;&quot;;&quot;&quot;;IF([ANSWERS.B275]=[.B27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6]=&quot;&quot;;&quot;&quot;;[ANSWERS.A276])" office:value-type="float" office:value="4">
            <text:p>4</text:p>
          </table:table-cell>
          <table:table-cell office:value-type="string">
            <text:p>A</text:p>
          </table:table-cell>
          <table:table-cell table:formula="of:=IF([ANSWERS.B276]=&quot;&quot;;&quot;&quot;;IF([ANSWERS.B276]=[.B27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7]=&quot;&quot;;&quot;&quot;;[ANSWERS.A277])" office:value-type="float" office:value="5">
            <text:p>5</text:p>
          </table:table-cell>
          <table:table-cell office:value-type="string">
            <text:p>A</text:p>
          </table:table-cell>
          <table:table-cell table:formula="of:=IF([ANSWERS.B277]=&quot;&quot;;&quot;&quot;;IF([ANSWERS.B277]=[.B277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8]=&quot;&quot;;&quot;&quot;;[ANSWERS.A278])" office:value-type="float" office:value="6">
            <text:p>6</text:p>
          </table:table-cell>
          <table:table-cell office:value-type="string">
            <text:p>D</text:p>
          </table:table-cell>
          <table:table-cell table:formula="of:=IF([ANSWERS.B278]=&quot;&quot;;&quot;&quot;;IF([ANSWERS.B278]=[.B278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79]=&quot;&quot;;&quot;&quot;;[ANSWERS.A279])" office:value-type="float" office:value="7">
            <text:p>7</text:p>
          </table:table-cell>
          <table:table-cell office:value-type="string">
            <text:p>A, B, D</text:p>
          </table:table-cell>
          <table:table-cell table:formula="of:=IF([ANSWERS.B279]=&quot;&quot;;&quot;&quot;;IF([ANSWERS.B279]=[.B279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0]=&quot;&quot;;&quot;&quot;;[ANSWERS.A280])" office:value-type="float" office:value="8">
            <text:p>8</text:p>
          </table:table-cell>
          <table:table-cell office:value-type="string">
            <text:p>C</text:p>
          </table:table-cell>
          <table:table-cell table:formula="of:=IF([ANSWERS.B280]=&quot;&quot;;&quot;&quot;;IF([ANSWERS.B280]=[.B280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1]=&quot;&quot;;&quot;&quot;;[ANSWERS.A281])" office:value-type="float" office:value="9">
            <text:p>9</text:p>
          </table:table-cell>
          <table:table-cell office:value-type="string">
            <text:p>B</text:p>
          </table:table-cell>
          <table:table-cell table:formula="of:=IF([ANSWERS.B281]=&quot;&quot;;&quot;&quot;;IF([ANSWERS.B281]=[.B281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2]=&quot;&quot;;&quot;&quot;;[ANSWERS.A282])" office:value-type="float" office:value="10">
            <text:p>10</text:p>
          </table:table-cell>
          <table:table-cell office:value-type="string">
            <text:p>A, B, C</text:p>
          </table:table-cell>
          <table:table-cell table:formula="of:=IF([ANSWERS.B282]=&quot;&quot;;&quot;&quot;;IF([ANSWERS.B282]=[.B282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3]=&quot;&quot;;&quot;&quot;;[ANSWERS.A283])" office:value-type="float" office:value="11">
            <text:p>11</text:p>
          </table:table-cell>
          <table:table-cell office:value-type="string">
            <text:p>A</text:p>
          </table:table-cell>
          <table:table-cell table:formula="of:=IF([ANSWERS.B283]=&quot;&quot;;&quot;&quot;;IF([ANSWERS.B283]=[.B283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4]=&quot;&quot;;&quot;&quot;;[ANSWERS.A284])" office:value-type="float" office:value="12">
            <text:p>12</text:p>
          </table:table-cell>
          <table:table-cell office:value-type="string">
            <text:p>C</text:p>
          </table:table-cell>
          <table:table-cell table:formula="of:=IF([ANSWERS.B284]=&quot;&quot;;&quot;&quot;;IF([ANSWERS.B284]=[.B284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5]=&quot;&quot;;&quot;&quot;;[ANSWERS.A285])" office:value-type="float" office:value="13">
            <text:p>13</text:p>
          </table:table-cell>
          <table:table-cell office:value-type="string">
            <text:p>D</text:p>
          </table:table-cell>
          <table:table-cell table:formula="of:=IF([ANSWERS.B285]=&quot;&quot;;&quot;&quot;;IF([ANSWERS.B285]=[.B285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6]=&quot;&quot;;&quot;&quot;;[ANSWERS.A286])" office:value-type="float" office:value="14">
            <text:p>14</text:p>
          </table:table-cell>
          <table:table-cell office:value-type="string">
            <text:p>C</text:p>
          </table:table-cell>
          <table:table-cell table:formula="of:=IF([ANSWERS.B286]=&quot;&quot;;&quot;&quot;;IF([ANSWERS.B286]=[.B286];1;0))" office:value-type="float" office:value="1">
            <text:p>1</text:p>
          </table:table-cell>
          <table:table-cell/>
        </table:table-row>
        <table:table-row table:style-name="ro1">
          <table:table-cell table:style-name="Default" table:formula="of:=IF([ANSWERS.A287]=&quot;&quot;;&quot;&quot;;[ANSWERS.A287])" office:value-type="float" office:value="15">
            <text:p>15</text:p>
          </table:table-cell>
          <table:table-cell office:value-type="string">
            <text:p>B</text:p>
          </table:table-cell>
          <table:table-cell table:formula="of:=IF([ANSWERS.B287]=&quot;&quot;;&quot;&quot;;IF([ANSWERS.B287]=[.B287];1;0))" office:value-type="float" office:value="1">
            <text:p>1</text:p>
          </table:table-cell>
          <table:table-cell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table:formula="of:=[ANSWERS.B315]" office:value-type="float" office:value="254">
            <text:p>254</text:p>
          </table:table-cell>
          <table:table-cell table:formula="of:=SUM([.C1:.C314])" office:value-type="float" office:value="237">
            <text:p>237</text:p>
          </table:table-cell>
          <table:table-cell table:style-name="ce3" table:formula="of:=[.C315]/[.B315]" office:value-type="percentage" office:value="0.933070866141732">
            <text:p>93,307%</text:p>
          </table:table-cell>
        </table:table-row>
        <table:table-row table:style-name="ro1" table:number-rows-repeated="10482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 office:value-type="string">
            <text:p>EXTRACT FROM</text:p>
          </table:table-cell>
        </table:table-row>
        <table:table-row table:style-name="ro1">
          <table:table-cell office:value-type="string">
            <text:p>SOUNDE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3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/09/2015</text:date>, <text:time>17.58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Pasquini</meta:initial-creator>
    <meta:creation-date>2015-09-07T08:55:15</meta:creation-date>
    <dc:date>2015-09-07T17:58:44</dc:date>
    <dc:creator>Massimo Pasquini</dc:creator>
    <meta:editing-duration>PT5H17M20S</meta:editing-duration>
    <meta:editing-cycles>43</meta:editing-cycles>
    <meta:generator>OpenOffice.org/3.4.1$Unix OpenOffice.org_project/341m1$Build-9593</meta:generator>
    <meta:document-statistic meta:table-count="3" meta:cell-count="1444" meta:object-count="0"/>
  </office:meta>
</office:document-meta>
</file>